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Log(Cell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6103" calcext:value-type="float">
            <text:p>0.006103</text:p>
          </table:table-cell>
          <table:table-cell table:formula="of:=LOG([.A2]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06209" calcext:value-type="float">
            <text:p>0.006209</text:p>
          </table:table-cell>
          <table:table-cell table:formula="of:=LOG([.A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.006307" calcext:value-type="float">
            <text:p>0.006307</text:p>
          </table:table-cell>
          <table:table-cell table:formula="of:=LOG([.A4])"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0.006398" calcext:value-type="float">
            <text:p>0.006398</text:p>
          </table:table-cell>
          <table:table-cell table:formula="of:=LOG([.A5])" office:value-type="float" office:value="1.38021124171161" calcext:value-type="float">
            <text:p>1.38021124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0.006551" calcext:value-type="float">
            <text:p>0.006551</text:p>
          </table:table-cell>
          <table:table-cell table:formula="of:=LOG([.A6])" office:value-type="float" office:value="1.61278385671974" calcext:value-type="float">
            <text:p>1.61278385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0.006717" calcext:value-type="float">
            <text:p>0.006717</text:p>
          </table:table-cell>
          <table:table-cell table:formula="of:=LOG([.A7])" office:value-type="float" office:value="1.79239168949825" calcext:value-type="float">
            <text:p>1.79239168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3" calcext:value-type="float">
            <text:p>213</text:p>
          </table:table-cell>
          <table:table-cell office:value-type="float" office:value="0.006892" calcext:value-type="float">
            <text:p>0.006892</text:p>
          </table:table-cell>
          <table:table-cell table:formula="of:=LOG([.A8])" office:value-type="float" office:value="1.93951925261862" calcext:value-type="float">
            <text:p>1.93951925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33" calcext:value-type="float">
            <text:p>333</text:p>
          </table:table-cell>
          <table:table-cell office:value-type="float" office:value="0.007098" calcext:value-type="float">
            <text:p>0.007098</text:p>
          </table:table-cell>
          <table:table-cell table:formula="of:=LOG([.A9])" office:value-type="float" office:value="2.11394335230684" calcext:value-type="float">
            <text:p>2.11394335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office:value-type="float" office:value="0.007349" calcext:value-type="float">
            <text:p>0.007349</text:p>
          </table:table-cell>
          <table:table-cell table:formula="of:=LOG([.A10])" office:value-type="float" office:value="2.27646180417324" calcext:value-type="float">
            <text:p>2.27646180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14" calcext:value-type="float">
            <text:p>714</text:p>
          </table:table-cell>
          <table:table-cell office:value-type="float" office:value="0.007644" calcext:value-type="float">
            <text:p>0.007644</text:p>
          </table:table-cell>
          <table:table-cell table:formula="of:=LOG([.A11])" office:value-type="float" office:value="2.41497334797082" calcext:value-type="float">
            <text:p>2.41497334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17" calcext:value-type="float">
            <text:p>1017</text:p>
          </table:table-cell>
          <table:table-cell office:value-type="float" office:value="0.008046" calcext:value-type="float">
            <text:p>0.008046</text:p>
          </table:table-cell>
          <table:table-cell table:formula="of:=LOG([.A12])" office:value-type="float" office:value="2.55750720190566" calcext:value-type="float">
            <text:p>2.557507201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82" calcext:value-type="float">
            <text:p>1382</text:p>
          </table:table-cell>
          <table:table-cell office:value-type="float" office:value="0.008521" calcext:value-type="float">
            <text:p>0.008521</text:p>
          </table:table-cell>
          <table:table-cell table:formula="of:=LOG([.A13])" office:value-type="float" office:value="2.67394199863409" calcext:value-type="float">
            <text:p>2.673941998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36" calcext:value-type="float">
            <text:p>1836</text:p>
          </table:table-cell>
          <table:table-cell office:value-type="float" office:value="0.009095" calcext:value-type="float">
            <text:p>0.009095</text:p>
          </table:table-cell>
          <table:table-cell table:formula="of:=LOG([.A14])" office:value-type="float" office:value="2.78604121024255" calcext:value-type="float">
            <text:p>2.786041210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480" calcext:value-type="float">
            <text:p>2480</text:p>
          </table:table-cell>
          <table:table-cell office:value-type="float" office:value="0.009795" calcext:value-type="float">
            <text:p>0.009795</text:p>
          </table:table-cell>
          <table:table-cell table:formula="of:=LOG([.A15])" office:value-type="float" office:value="2.90902085421116" calcext:value-type="float">
            <text:p>2.909020854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266" calcext:value-type="float">
            <text:p>3266</text:p>
          </table:table-cell>
          <table:table-cell office:value-type="float" office:value="0.010643" calcext:value-type="float">
            <text:p>0.010643</text:p>
          </table:table-cell>
          <table:table-cell table:formula="of:=LOG([.A16])" office:value-type="float" office:value="3.00646604224923" calcext:value-type="float">
            <text:p>3.006466042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314" calcext:value-type="float">
            <text:p>4314</text:p>
          </table:table-cell>
          <table:table-cell office:value-type="float" office:value="0.011658" calcext:value-type="float">
            <text:p>0.011658</text:p>
          </table:table-cell>
          <table:table-cell table:formula="of:=LOG([.A17])" office:value-type="float" office:value="3.10957854690439" calcext:value-type="float">
            <text:p>3.109578546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436" calcext:value-type="float">
            <text:p>5436</text:p>
          </table:table-cell>
          <table:table-cell office:value-type="float" office:value="0.012877" calcext:value-type="float">
            <text:p>0.012877</text:p>
          </table:table-cell>
          <table:table-cell table:formula="of:=LOG([.A18])" office:value-type="float" office:value="3.21031851982623" calcext:value-type="float">
            <text:p>3.210318519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900" calcext:value-type="float">
            <text:p>6900</text:p>
          </table:table-cell>
          <table:table-cell office:value-type="float" office:value="0.014278" calcext:value-type="float">
            <text:p>0.014278</text:p>
          </table:table-cell>
          <table:table-cell table:formula="of:=LOG([.A19])" office:value-type="float" office:value="3.30792370361188" calcext:value-type="float">
            <text:p>3.3079237036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8742" calcext:value-type="float">
            <text:p>8742</text:p>
          </table:table-cell>
          <table:table-cell office:value-type="float" office:value="0.016043" calcext:value-type="float">
            <text:p>0.016043</text:p>
          </table:table-cell>
          <table:table-cell table:formula="of:=LOG([.A20])" office:value-type="float" office:value="3.4020893505721" calcext:value-type="float">
            <text:p>3.4020893506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0811" calcext:value-type="float">
            <text:p>10811</text:p>
          </table:table-cell>
          <table:table-cell office:value-type="float" office:value="0.018093" calcext:value-type="float">
            <text:p>0.018093</text:p>
          </table:table-cell>
          <table:table-cell table:formula="of:=LOG([.A21])" office:value-type="float" office:value="3.48586332959733" calcext:value-type="float">
            <text:p>3.4858633296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3257" calcext:value-type="float">
            <text:p>13257</text:p>
          </table:table-cell>
          <table:table-cell office:value-type="float" office:value="0.020553" calcext:value-type="float">
            <text:p>0.020553</text:p>
          </table:table-cell>
          <table:table-cell table:formula="of:=LOG([.A22])" office:value-type="float" office:value="3.56960796754682" calcext:value-type="float">
            <text:p>3.5696079675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16248" calcext:value-type="float">
            <text:p>16248</text:p>
          </table:table-cell>
          <table:table-cell office:value-type="float" office:value="0.023411" calcext:value-type="float">
            <text:p>0.023411</text:p>
          </table:table-cell>
          <table:table-cell table:formula="of:=LOG([.A23])" office:value-type="float" office:value="3.64865269513122" calcext:value-type="float">
            <text:p>3.6486526951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19764" calcext:value-type="float">
            <text:p>19764</text:p>
          </table:table-cell>
          <table:table-cell office:value-type="float" office:value="0.026789" calcext:value-type="float">
            <text:p>0.026789</text:p>
          </table:table-cell>
          <table:table-cell table:formula="of:=LOG([.A24])" office:value-type="float" office:value="3.72672720902657" calcext:value-type="float">
            <text:p>3.726727209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23623" calcext:value-type="float">
            <text:p>23623</text:p>
          </table:table-cell>
          <table:table-cell office:value-type="float" office:value="0.03066" calcext:value-type="float">
            <text:p>0.03066</text:p>
          </table:table-cell>
          <table:table-cell table:formula="of:=LOG([.A25])" office:value-type="float" office:value="3.79858159472855" calcext:value-type="float">
            <text:p>3.7985815947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28077" calcext:value-type="float">
            <text:p>28077</text:p>
          </table:table-cell>
          <table:table-cell office:value-type="float" office:value="0.035208" calcext:value-type="float">
            <text:p>0.035208</text:p>
          </table:table-cell>
          <table:table-cell table:formula="of:=LOG([.A26])" office:value-type="float" office:value="3.8670548004767" calcext:value-type="float">
            <text:p>3.8670548005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33267" calcext:value-type="float">
            <text:p>33267</text:p>
          </table:table-cell>
          <table:table-cell office:value-type="float" office:value="0.040539" calcext:value-type="float">
            <text:p>0.040539</text:p>
          </table:table-cell>
          <table:table-cell table:formula="of:=LOG([.A27])" office:value-type="float" office:value="3.93565838610063" calcext:value-type="float">
            <text:p>3.9356583861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38939" calcext:value-type="float">
            <text:p>38939</text:p>
          </table:table-cell>
          <table:table-cell office:value-type="float" office:value="0.046841" calcext:value-type="float">
            <text:p>0.046841</text:p>
          </table:table-cell>
          <table:table-cell table:formula="of:=LOG([.A28])" office:value-type="float" office:value="4.00004342727686" calcext:value-type="float">
            <text:p>4.0000434273</text:p>
          </table:table-cell>
        </table:table-row>
        <table:table-row table:style-name="ro1">
          <table:table-cell office:value-type="float" office:value="11478" calcext:value-type="float">
            <text:p>11478</text:p>
          </table:table-cell>
          <table:table-cell office:value-type="float" office:value="45499" calcext:value-type="float">
            <text:p>45499</text:p>
          </table:table-cell>
          <table:table-cell office:value-type="float" office:value="0.05372" calcext:value-type="float">
            <text:p>0.05372</text:p>
          </table:table-cell>
          <table:table-cell table:formula="of:=LOG([.A29])" office:value-type="float" office:value="4.05986622041094" calcext:value-type="float">
            <text:p>4.0598662204</text:p>
          </table:table-cell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float" office:value="52740" calcext:value-type="float">
            <text:p>52740</text:p>
          </table:table-cell>
          <table:table-cell office:value-type="float" office:value="0.06144" calcext:value-type="float">
            <text:p>0.06144</text:p>
          </table:table-cell>
          <table:table-cell table:formula="of:=LOG([.A30])" office:value-type="float" office:value="4.11809931207799" calcext:value-type="float">
            <text:p>4.1180993121</text:p>
          </table:table-cell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float" office:value="60737" calcext:value-type="float">
            <text:p>60737</text:p>
          </table:table-cell>
          <table:table-cell office:value-type="float" office:value="0.070575" calcext:value-type="float">
            <text:p>0.070575</text:p>
          </table:table-cell>
          <table:table-cell table:formula="of:=LOG([.A31])" office:value-type="float" office:value="4.1734193840818" calcext:value-type="float">
            <text:p>4.1734193841</text:p>
          </table:table-cell>
        </table:table-row>
        <table:table-row table:style-name="ro1">
          <table:table-cell office:value-type="float" office:value="16739" calcext:value-type="float">
            <text:p>16739</text:p>
          </table:table-cell>
          <table:table-cell office:value-type="float" office:value="69235" calcext:value-type="float">
            <text:p>69235</text:p>
          </table:table-cell>
          <table:table-cell office:value-type="float" office:value="0.081256" calcext:value-type="float">
            <text:p>0.081256</text:p>
          </table:table-cell>
          <table:table-cell table:formula="of:=LOG([.A32])" office:value-type="float" office:value="4.22372950936488" calcext:value-type="float">
            <text:p>4.2237295094</text:p>
          </table:table-cell>
        </table:table-row>
        <table:table-row table:style-name="ro1">
          <table:table-cell office:value-type="float" office:value="18682" calcext:value-type="float">
            <text:p>18682</text:p>
          </table:table-cell>
          <table:table-cell office:value-type="float" office:value="78595" calcext:value-type="float">
            <text:p>78595</text:p>
          </table:table-cell>
          <table:table-cell office:value-type="float" office:value="0.092845" calcext:value-type="float">
            <text:p>0.092845</text:p>
          </table:table-cell>
          <table:table-cell table:formula="of:=LOG([.A33])" office:value-type="float" office:value="4.27142336774358" calcext:value-type="float">
            <text:p>4.2714233677</text:p>
          </table:table-cell>
        </table:table-row>
        <table:table-row table:style-name="ro1">
          <table:table-cell office:value-type="float" office:value="20656" calcext:value-type="float">
            <text:p>20656</text:p>
          </table:table-cell>
          <table:table-cell office:value-type="float" office:value="88182" calcext:value-type="float">
            <text:p>88182</text:p>
          </table:table-cell>
          <table:table-cell office:value-type="float" office:value="0.106177" calcext:value-type="float">
            <text:p>0.106177</text:p>
          </table:table-cell>
          <table:table-cell table:formula="of:=LOG([.A34])" office:value-type="float" office:value="4.31504622492234" calcext:value-type="float">
            <text:p>4.3150462249</text:p>
          </table:table-cell>
        </table:table-row>
        <table:table-row table:style-name="ro1">
          <table:table-cell office:value-type="float" office:value="22640" calcext:value-type="float">
            <text:p>22640</text:p>
          </table:table-cell>
          <table:table-cell office:value-type="float" office:value="98106" calcext:value-type="float">
            <text:p>98106</text:p>
          </table:table-cell>
          <table:table-cell office:value-type="float" office:value="0.119923" calcext:value-type="float">
            <text:p>0.119923</text:p>
          </table:table-cell>
          <table:table-cell table:formula="of:=LOG([.A35])" office:value-type="float" office:value="4.35487642251623" calcext:value-type="float">
            <text:p>4.3548764225</text:p>
          </table:table-cell>
        </table:table-row>
        <table:table-row table:style-name="ro1">
          <table:table-cell office:value-type="float" office:value="24662" calcext:value-type="float">
            <text:p>24662</text:p>
          </table:table-cell>
          <table:table-cell office:value-type="float" office:value="108412" calcext:value-type="float">
            <text:p>108412</text:p>
          </table:table-cell>
          <table:table-cell office:value-type="float" office:value="0.135946" calcext:value-type="float">
            <text:p>0.135946</text:p>
          </table:table-cell>
          <table:table-cell table:formula="of:=LOG([.A36])" office:value-type="float" office:value="4.39202829341718" calcext:value-type="float">
            <text:p>4.3920282934</text:p>
          </table:table-cell>
        </table:table-row>
        <table:table-row table:style-name="ro1">
          <table:table-cell office:value-type="float" office:value="26685" calcext:value-type="float">
            <text:p>26685</text:p>
          </table:table-cell>
          <table:table-cell office:value-type="float" office:value="118697" calcext:value-type="float">
            <text:p>118697</text:p>
          </table:table-cell>
          <table:table-cell office:value-type="float" office:value="0.154558" calcext:value-type="float">
            <text:p>0.154558</text:p>
          </table:table-cell>
          <table:table-cell table:formula="of:=LOG([.A37])" office:value-type="float" office:value="4.42626720713961" calcext:value-type="float">
            <text:p>4.4262672071</text:p>
          </table:table-cell>
        </table:table-row>
        <table:table-row table:style-name="ro1">
          <table:table-cell office:value-type="float" office:value="28595" calcext:value-type="float">
            <text:p>28595</text:p>
          </table:table-cell>
          <table:table-cell office:value-type="float" office:value="129040" calcext:value-type="float">
            <text:p>129040</text:p>
          </table:table-cell>
          <table:table-cell office:value-type="float" office:value="0.172206" calcext:value-type="float">
            <text:p>0.172206</text:p>
          </table:table-cell>
          <table:table-cell table:formula="of:=LOG([.A38])" office:value-type="float" office:value="4.45629010088269" calcext:value-type="float">
            <text:p>4.4562901009</text:p>
          </table:table-cell>
        </table:table-row>
        <table:table-row table:style-name="ro1">
          <table:table-cell office:value-type="float" office:value="30444" calcext:value-type="float">
            <text:p>30444</text:p>
          </table:table-cell>
          <table:table-cell office:value-type="float" office:value="139161" calcext:value-type="float">
            <text:p>139161</text:p>
          </table:table-cell>
          <table:table-cell office:value-type="float" office:value="0.193049" calcext:value-type="float">
            <text:p>0.193049</text:p>
          </table:table-cell>
          <table:table-cell table:formula="of:=LOG([.A39])" office:value-type="float" office:value="4.48350171326936" calcext:value-type="float">
            <text:p>4.4835017133</text:p>
          </table:table-cell>
        </table:table-row>
        <table:table-row table:style-name="ro1">
          <table:table-cell office:value-type="float" office:value="32284" calcext:value-type="float">
            <text:p>32284</text:p>
          </table:table-cell>
          <table:table-cell office:value-type="float" office:value="149015" calcext:value-type="float">
            <text:p>149015</text:p>
          </table:table-cell>
          <table:table-cell office:value-type="float" office:value="0.215388" calcext:value-type="float">
            <text:p>0.215388</text:p>
          </table:table-cell>
          <table:table-cell table:formula="of:=LOG([.A40])" office:value-type="float" office:value="4.50898733863692" calcext:value-type="float">
            <text:p>4.5089873386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float" office:value="158582" calcext:value-type="float">
            <text:p>158582</text:p>
          </table:table-cell>
          <table:table-cell office:value-type="float" office:value="0.239401" calcext:value-type="float">
            <text:p>0.239401</text:p>
          </table:table-cell>
          <table:table-cell table:formula="of:=LOG([.A41])" office:value-type="float" office:value="4.53255055663423" calcext:value-type="float">
            <text:p>4.5325505566</text:p>
          </table:table-cell>
        </table:table-row>
        <table:table-row table:style-name="ro1">
          <table:table-cell office:value-type="float" office:value="35857" calcext:value-type="float">
            <text:p>35857</text:p>
          </table:table-cell>
          <table:table-cell office:value-type="float" office:value="167791" calcext:value-type="float">
            <text:p>167791</text:p>
          </table:table-cell>
          <table:table-cell office:value-type="float" office:value="0.263837" calcext:value-type="float">
            <text:p>0.263837</text:p>
          </table:table-cell>
          <table:table-cell table:formula="of:=LOG([.A42])" office:value-type="float" office:value="4.55457395120643" calcext:value-type="float">
            <text:p>4.5545739512</text:p>
          </table:table-cell>
        </table:table-row>
        <table:table-row table:style-name="ro1">
          <table:table-cell office:value-type="float" office:value="37572" calcext:value-type="float">
            <text:p>37572</text:p>
          </table:table-cell>
          <table:table-cell office:value-type="float" office:value="176905" calcext:value-type="float">
            <text:p>176905</text:p>
          </table:table-cell>
          <table:table-cell office:value-type="float" office:value="0.289594" calcext:value-type="float">
            <text:p>0.289594</text:p>
          </table:table-cell>
          <table:table-cell table:formula="of:=LOG([.A43])" office:value-type="float" office:value="4.57486431366454" calcext:value-type="float">
            <text:p>4.5748643137</text:p>
          </table:table-cell>
        </table:table-row>
        <table:table-row table:style-name="ro1">
          <table:table-cell office:value-type="float" office:value="39262" calcext:value-type="float">
            <text:p>39262</text:p>
          </table:table-cell>
          <table:table-cell office:value-type="float" office:value="185831" calcext:value-type="float">
            <text:p>185831</text:p>
          </table:table-cell>
          <table:table-cell office:value-type="float" office:value="0.318548" calcext:value-type="float">
            <text:p>0.318548</text:p>
          </table:table-cell>
          <table:table-cell table:formula="of:=LOG([.A44])" office:value-type="float" office:value="4.59397241871892" calcext:value-type="float">
            <text:p>4.5939724187</text:p>
          </table:table-cell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float" office:value="194847" calcext:value-type="float">
            <text:p>194847</text:p>
          </table:table-cell>
          <table:table-cell office:value-type="float" office:value="0.347898" calcext:value-type="float">
            <text:p>0.347898</text:p>
          </table:table-cell>
          <table:table-cell table:formula="of:=LOG([.A45])" office:value-type="float" office:value="4.61309093203456" calcext:value-type="float">
            <text:p>4.613090932</text:p>
          </table:table-cell>
        </table:table-row>
        <table:table-row table:style-name="ro1">
          <table:table-cell office:value-type="float" office:value="42710" calcext:value-type="float">
            <text:p>42710</text:p>
          </table:table-cell>
          <table:table-cell office:value-type="float" office:value="203845" calcext:value-type="float">
            <text:p>203845</text:p>
          </table:table-cell>
          <table:table-cell office:value-type="float" office:value="0.380392" calcext:value-type="float">
            <text:p>0.380392</text:p>
          </table:table-cell>
          <table:table-cell table:formula="of:=LOG([.A46])" office:value-type="float" office:value="4.63052957142682" calcext:value-type="float">
            <text:p>4.6305295714</text:p>
          </table:table-cell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float" office:value="212842" calcext:value-type="float">
            <text:p>212842</text:p>
          </table:table-cell>
          <table:table-cell office:value-type="float" office:value="0.412121" calcext:value-type="float">
            <text:p>0.412121</text:p>
          </table:table-cell>
          <table:table-cell table:formula="of:=LOG([.A47])" office:value-type="float" office:value="4.6474905522683" calcext:value-type="float">
            <text:p>4.6474905523</text:p>
          </table:table-cell>
        </table:table-row>
        <table:table-row table:style-name="ro1">
          <table:table-cell office:value-type="float" office:value="46164" calcext:value-type="float">
            <text:p>46164</text:p>
          </table:table-cell>
          <table:table-cell office:value-type="float" office:value="221711" calcext:value-type="float">
            <text:p>221711</text:p>
          </table:table-cell>
          <table:table-cell office:value-type="float" office:value="0.445941" calcext:value-type="float">
            <text:p>0.445941</text:p>
          </table:table-cell>
          <table:table-cell table:formula="of:=LOG([.A48])" office:value-type="float" office:value="4.66430343235444" calcext:value-type="float">
            <text:p>4.6643034324</text:p>
          </table:table-cell>
        </table:table-row>
        <table:table-row table:style-name="ro1">
          <table:table-cell office:value-type="float" office:value="47849" calcext:value-type="float">
            <text:p>47849</text:p>
          </table:table-cell>
          <table:table-cell office:value-type="float" office:value="230689" calcext:value-type="float">
            <text:p>230689</text:p>
          </table:table-cell>
          <table:table-cell office:value-type="float" office:value="0.477582" calcext:value-type="float">
            <text:p>0.477582</text:p>
          </table:table-cell>
          <table:table-cell table:formula="of:=LOG([.A49])" office:value-type="float" office:value="4.6798728658533" calcext:value-type="float">
            <text:p>4.6798728659</text:p>
          </table:table-cell>
        </table:table-row>
        <table:table-row table:style-name="ro1">
          <table:table-cell office:value-type="float" office:value="49545" calcext:value-type="float">
            <text:p>49545</text:p>
          </table:table-cell>
          <table:table-cell office:value-type="float" office:value="239693" calcext:value-type="float">
            <text:p>239693</text:p>
          </table:table-cell>
          <table:table-cell office:value-type="float" office:value="0.514939" calcext:value-type="float">
            <text:p>0.514939</text:p>
          </table:table-cell>
          <table:table-cell table:formula="of:=LOG([.A50])" office:value-type="float" office:value="4.6949998327471" calcext:value-type="float">
            <text:p>4.6949998327</text:p>
          </table:table-cell>
        </table:table-row>
        <table:table-row table:style-name="ro1">
          <table:table-cell office:value-type="float" office:value="51208" calcext:value-type="float">
            <text:p>51208</text:p>
          </table:table-cell>
          <table:table-cell office:value-type="float" office:value="248540" calcext:value-type="float">
            <text:p>248540</text:p>
          </table:table-cell>
          <table:table-cell office:value-type="float" office:value="0.550752" calcext:value-type="float">
            <text:p>0.550752</text:p>
          </table:table-cell>
          <table:table-cell table:formula="of:=LOG([.A51])" office:value-type="float" office:value="4.70933781418773" calcext:value-type="float">
            <text:p>4.7093378142</text:p>
          </table:table-cell>
        </table:table-row>
        <table:table-row table:style-name="ro1">
          <table:table-cell office:value-type="float" office:value="52892" calcext:value-type="float">
            <text:p>52892</text:p>
          </table:table-cell>
          <table:table-cell office:value-type="float" office:value="257498" calcext:value-type="float">
            <text:p>257498</text:p>
          </table:table-cell>
          <table:table-cell office:value-type="float" office:value="0.59253" calcext:value-type="float">
            <text:p>0.59253</text:p>
          </table:table-cell>
          <table:table-cell table:formula="of:=LOG([.A52])" office:value-type="float" office:value="4.72338998926405" calcext:value-type="float">
            <text:p>4.7233899893</text:p>
          </table:table-cell>
        </table:table-row>
        <table:table-row table:style-name="ro1">
          <table:table-cell office:value-type="float" office:value="54525" calcext:value-type="float">
            <text:p>54525</text:p>
          </table:table-cell>
          <table:table-cell office:value-type="float" office:value="266351" calcext:value-type="float">
            <text:p>266351</text:p>
          </table:table-cell>
          <table:table-cell office:value-type="float" office:value="0.632707" calcext:value-type="float">
            <text:p>0.632707</text:p>
          </table:table-cell>
          <table:table-cell table:formula="of:=LOG([.A53])" office:value-type="float" office:value="4.73659567425074" calcext:value-type="float">
            <text:p>4.7365956743</text:p>
          </table:table-cell>
        </table:table-row>
        <table:table-row table:style-name="ro1">
          <table:table-cell office:value-type="float" office:value="56191" calcext:value-type="float">
            <text:p>56191</text:p>
          </table:table-cell>
          <table:table-cell office:value-type="float" office:value="275126" calcext:value-type="float">
            <text:p>275126</text:p>
          </table:table-cell>
          <table:table-cell office:value-type="float" office:value="0.674146" calcext:value-type="float">
            <text:p>0.674146</text:p>
          </table:table-cell>
          <table:table-cell table:formula="of:=LOG([.A54])" office:value-type="float" office:value="4.74966676106122" calcext:value-type="float">
            <text:p>4.7496667611</text:p>
          </table:table-cell>
        </table:table-row>
        <table:table-row table:style-name="ro1">
          <table:table-cell office:value-type="float" office:value="57818" calcext:value-type="float">
            <text:p>57818</text:p>
          </table:table-cell>
          <table:table-cell office:value-type="float" office:value="283803" calcext:value-type="float">
            <text:p>283803</text:p>
          </table:table-cell>
          <table:table-cell office:value-type="float" office:value="0.723046" calcext:value-type="float">
            <text:p>0.723046</text:p>
          </table:table-cell>
          <table:table-cell table:formula="of:=LOG([.A55])" office:value-type="float" office:value="4.76206306478212" calcext:value-type="float">
            <text:p>4.7620630648</text:p>
          </table:table-cell>
        </table:table-row>
        <table:table-row table:style-name="ro1">
          <table:table-cell office:value-type="float" office:value="59463" calcext:value-type="float">
            <text:p>59463</text:p>
          </table:table-cell>
          <table:table-cell office:value-type="float" office:value="292419" calcext:value-type="float">
            <text:p>292419</text:p>
          </table:table-cell>
          <table:table-cell office:value-type="float" office:value="0.769842" calcext:value-type="float">
            <text:p>0.769842</text:p>
          </table:table-cell>
          <table:table-cell table:formula="of:=LOG([.A56])" office:value-type="float" office:value="4.77424681624764" calcext:value-type="float">
            <text:p>4.7742468162</text:p>
          </table:table-cell>
        </table:table-row>
        <table:table-row table:style-name="ro1">
          <table:table-cell office:value-type="float" office:value="61080" calcext:value-type="float">
            <text:p>61080</text:p>
          </table:table-cell>
          <table:table-cell office:value-type="float" office:value="300981" calcext:value-type="float">
            <text:p>300981</text:p>
          </table:table-cell>
          <table:table-cell office:value-type="float" office:value="0.822979" calcext:value-type="float">
            <text:p>0.822979</text:p>
          </table:table-cell>
          <table:table-cell table:formula="of:=LOG([.A57])" office:value-type="float" office:value="4.78589902838438" calcext:value-type="float">
            <text:p>4.7858990284</text:p>
          </table:table-cell>
        </table:table-row>
        <table:table-row table:style-name="ro1">
          <table:table-cell office:value-type="float" office:value="62715" calcext:value-type="float">
            <text:p>62715</text:p>
          </table:table-cell>
          <table:table-cell office:value-type="float" office:value="309493" calcext:value-type="float">
            <text:p>309493</text:p>
          </table:table-cell>
          <table:table-cell office:value-type="float" office:value="0.866185" calcext:value-type="float">
            <text:p>0.866185</text:p>
          </table:table-cell>
          <table:table-cell table:formula="of:=LOG([.A58])" office:value-type="float" office:value="4.7973714266061" calcext:value-type="float">
            <text:p>4.7973714266</text:p>
          </table:table-cell>
        </table:table-row>
        <table:table-row table:style-name="ro1">
          <table:table-cell office:value-type="float" office:value="64425" calcext:value-type="float">
            <text:p>64425</text:p>
          </table:table-cell>
          <table:table-cell office:value-type="float" office:value="318288" calcext:value-type="float">
            <text:p>318288</text:p>
          </table:table-cell>
          <table:table-cell office:value-type="float" office:value="0.913951" calcext:value-type="float">
            <text:p>0.913951</text:p>
          </table:table-cell>
          <table:table-cell table:formula="of:=LOG([.A59])" office:value-type="float" office:value="4.80905442722294" calcext:value-type="float">
            <text:p>4.8090544272</text:p>
          </table:table-cell>
        </table:table-row>
        <table:table-row table:style-name="ro1">
          <table:table-cell office:value-type="float" office:value="66082" calcext:value-type="float">
            <text:p>66082</text:p>
          </table:table-cell>
          <table:table-cell office:value-type="float" office:value="326874" calcext:value-type="float">
            <text:p>326874</text:p>
          </table:table-cell>
          <table:table-cell office:value-type="float" office:value="0.961813" calcext:value-type="float">
            <text:p>0.961813</text:p>
          </table:table-cell>
          <table:table-cell table:formula="of:=LOG([.A60])" office:value-type="float" office:value="4.82008317861952" calcext:value-type="float">
            <text:p>4.8200831786</text:p>
          </table:table-cell>
        </table:table-row>
        <table:table-row table:style-name="ro1">
          <table:table-cell office:value-type="float" office:value="67772" calcext:value-type="float">
            <text:p>67772</text:p>
          </table:table-cell>
          <table:table-cell office:value-type="float" office:value="335709" calcext:value-type="float">
            <text:p>335709</text:p>
          </table:table-cell>
          <table:table-cell office:value-type="float" office:value="1.012821" calcext:value-type="float">
            <text:p>1.012821</text:p>
          </table:table-cell>
          <table:table-cell table:formula="of:=LOG([.A61])" office:value-type="float" office:value="4.83105030216869" calcext:value-type="float">
            <text:p>4.8310503022</text:p>
          </table:table-cell>
        </table:table-row>
        <table:table-row table:style-name="ro1">
          <table:table-cell office:value-type="float" office:value="69495" calcext:value-type="float">
            <text:p>69495</text:p>
          </table:table-cell>
          <table:table-cell office:value-type="float" office:value="344806" calcext:value-type="float">
            <text:p>344806</text:p>
          </table:table-cell>
          <table:table-cell office:value-type="float" office:value="1.070823" calcext:value-type="float">
            <text:p>1.070823</text:p>
          </table:table-cell>
          <table:table-cell table:formula="of:=LOG([.A62])" office:value-type="float" office:value="4.84195355925884" calcext:value-type="float">
            <text:p>4.8419535593</text:p>
          </table:table-cell>
        </table:table-row>
        <table:table-row table:style-name="ro1">
          <table:table-cell office:value-type="float" office:value="71225" calcext:value-type="float">
            <text:p>71225</text:p>
          </table:table-cell>
          <table:table-cell office:value-type="float" office:value="353694" calcext:value-type="float">
            <text:p>353694</text:p>
          </table:table-cell>
          <table:table-cell office:value-type="float" office:value="1.132154" calcext:value-type="float">
            <text:p>1.132154</text:p>
          </table:table-cell>
          <table:table-cell table:formula="of:=LOG([.A63])" office:value-type="float" office:value="4.85263245791151" calcext:value-type="float">
            <text:p>4.8526324579</text:p>
          </table:table-cell>
        </table:table-row>
        <table:table-row table:style-name="ro1">
          <table:table-cell office:value-type="float" office:value="72925" calcext:value-type="float">
            <text:p>72925</text:p>
          </table:table-cell>
          <table:table-cell office:value-type="float" office:value="362539" calcext:value-type="float">
            <text:p>362539</text:p>
          </table:table-cell>
          <table:table-cell office:value-type="float" office:value="1.194708" calcext:value-type="float">
            <text:p>1.194708</text:p>
          </table:table-cell>
          <table:table-cell table:formula="of:=LOG([.A64])" office:value-type="float" office:value="4.86287643779377" calcext:value-type="float">
            <text:p>4.8628764378</text:p>
          </table:table-cell>
        </table:table-row>
        <table:table-row table:style-name="ro1">
          <table:table-cell office:value-type="float" office:value="74634" calcext:value-type="float">
            <text:p>74634</text:p>
          </table:table-cell>
          <table:table-cell office:value-type="float" office:value="371534" calcext:value-type="float">
            <text:p>371534</text:p>
          </table:table-cell>
          <table:table-cell office:value-type="float" office:value="1.25147" calcext:value-type="float">
            <text:p>1.25147</text:p>
          </table:table-cell>
          <table:table-cell table:formula="of:=LOG([.A65])" office:value-type="float" office:value="4.8729367182032" calcext:value-type="float">
            <text:p>4.8729367182</text:p>
          </table:table-cell>
        </table:table-row>
        <table:table-row table:style-name="ro1">
          <table:table-cell office:value-type="float" office:value="76283" calcext:value-type="float">
            <text:p>76283</text:p>
          </table:table-cell>
          <table:table-cell office:value-type="float" office:value="380418" calcext:value-type="float">
            <text:p>380418</text:p>
          </table:table-cell>
          <table:table-cell office:value-type="float" office:value="1.31525" calcext:value-type="float">
            <text:p>1.31525</text:p>
          </table:table-cell>
          <table:table-cell table:formula="of:=LOG([.A66])" office:value-type="float" office:value="4.882427764314" calcext:value-type="float">
            <text:p>4.8824277643</text:p>
          </table:table-cell>
        </table:table-row>
        <table:table-row table:style-name="ro1">
          <table:table-cell office:value-type="float" office:value="77991" calcext:value-type="float">
            <text:p>77991</text:p>
          </table:table-cell>
          <table:table-cell office:value-type="float" office:value="389214" calcext:value-type="float">
            <text:p>389214</text:p>
          </table:table-cell>
          <table:table-cell office:value-type="float" office:value="1.386945" calcext:value-type="float">
            <text:p>1.386945</text:p>
          </table:table-cell>
          <table:table-cell table:formula="of:=LOG([.A67])" office:value-type="float" office:value="4.89204448889749" calcext:value-type="float">
            <text:p>4.8920444889</text:p>
          </table:table-cell>
        </table:table-row>
        <table:table-row table:style-name="ro1">
          <table:table-cell office:value-type="float" office:value="79755" calcext:value-type="float">
            <text:p>79755</text:p>
          </table:table-cell>
          <table:table-cell office:value-type="float" office:value="398162" calcext:value-type="float">
            <text:p>398162</text:p>
          </table:table-cell>
          <table:table-cell office:value-type="float" office:value="1.465681" calcext:value-type="float">
            <text:p>1.465681</text:p>
          </table:table-cell>
          <table:table-cell table:formula="of:=LOG([.A68])" office:value-type="float" office:value="4.90175791936986" calcext:value-type="float">
            <text:p>4.9017579194</text:p>
          </table:table-cell>
        </table:table-row>
        <table:table-row table:style-name="ro1">
          <table:table-cell office:value-type="float" office:value="81457" calcext:value-type="float">
            <text:p>81457</text:p>
          </table:table-cell>
          <table:table-cell office:value-type="float" office:value="407034" calcext:value-type="float">
            <text:p>407034</text:p>
          </table:table-cell>
          <table:table-cell office:value-type="float" office:value="1.547767" calcext:value-type="float">
            <text:p>1.547767</text:p>
          </table:table-cell>
          <table:table-cell table:formula="of:=LOG([.A69])" office:value-type="float" office:value="4.91092841130562" calcext:value-type="float">
            <text:p>4.9109284113</text:p>
          </table:table-cell>
        </table:table-row>
        <table:table-row table:style-name="ro1">
          <table:table-cell office:value-type="float" office:value="83150" calcext:value-type="float">
            <text:p>83150</text:p>
          </table:table-cell>
          <table:table-cell office:value-type="float" office:value="415979" calcext:value-type="float">
            <text:p>415979</text:p>
          </table:table-cell>
          <table:table-cell office:value-type="float" office:value="1.620831" calcext:value-type="float">
            <text:p>1.620831</text:p>
          </table:table-cell>
          <table:table-cell table:formula="of:=LOG([.A70])" office:value-type="float" office:value="4.91986225355554" calcext:value-type="float">
            <text:p>4.9198622536</text:p>
          </table:table-cell>
        </table:table-row>
        <table:table-row table:style-name="ro1">
          <table:table-cell office:value-type="float" office:value="84837" calcext:value-type="float">
            <text:p>84837</text:p>
          </table:table-cell>
          <table:table-cell office:value-type="float" office:value="424983" calcext:value-type="float">
            <text:p>424983</text:p>
          </table:table-cell>
          <table:table-cell office:value-type="float" office:value="1.692334" calcext:value-type="float">
            <text:p>1.692334</text:p>
          </table:table-cell>
          <table:table-cell table:formula="of:=LOG([.A71])" office:value-type="float" office:value="4.92858530262527" calcext:value-type="float">
            <text:p>4.9285853026</text:p>
          </table:table-cell>
        </table:table-row>
        <table:table-row table:style-name="ro1">
          <table:table-cell office:value-type="float" office:value="86491" calcext:value-type="float">
            <text:p>86491</text:p>
          </table:table-cell>
          <table:table-cell office:value-type="float" office:value="433875" calcext:value-type="float">
            <text:p>433875</text:p>
          </table:table-cell>
          <table:table-cell office:value-type="float" office:value="1.770133" calcext:value-type="float">
            <text:p>1.770133</text:p>
          </table:table-cell>
          <table:table-cell table:formula="of:=LOG([.A72])" office:value-type="float" office:value="4.9369709184048" calcext:value-type="float">
            <text:p>4.9369709184</text:p>
          </table:table-cell>
        </table:table-row>
        <table:table-row table:style-name="ro1">
          <table:table-cell office:value-type="float" office:value="88196" calcext:value-type="float">
            <text:p>88196</text:p>
          </table:table-cell>
          <table:table-cell office:value-type="float" office:value="442784" calcext:value-type="float">
            <text:p>442784</text:p>
          </table:table-cell>
          <table:table-cell office:value-type="float" office:value="1.837654" calcext:value-type="float">
            <text:p>1.837654</text:p>
          </table:table-cell>
          <table:table-cell table:formula="of:=LOG([.A73])" office:value-type="float" office:value="4.94544888879032" calcext:value-type="float">
            <text:p>4.9454488888</text:p>
          </table:table-cell>
        </table:table-row>
        <table:table-row table:style-name="ro1">
          <table:table-cell office:value-type="float" office:value="89829" calcext:value-type="float">
            <text:p>89829</text:p>
          </table:table-cell>
          <table:table-cell office:value-type="float" office:value="451360" calcext:value-type="float">
            <text:p>451360</text:p>
          </table:table-cell>
          <table:table-cell office:value-type="float" office:value="1.908734" calcext:value-type="float">
            <text:p>1.908734</text:p>
          </table:table-cell>
          <table:table-cell table:formula="of:=LOG([.A74])" office:value-type="float" office:value="4.95341656502781" calcext:value-type="float">
            <text:p>4.953416565</text:p>
          </table:table-cell>
        </table:table-row>
        <table:table-row table:style-name="ro1">
          <table:table-cell office:value-type="float" office:value="91504" calcext:value-type="float">
            <text:p>91504</text:p>
          </table:table-cell>
          <table:table-cell office:value-type="float" office:value="460019" calcext:value-type="float">
            <text:p>460019</text:p>
          </table:table-cell>
          <table:table-cell office:value-type="float" office:value="2.00334" calcext:value-type="float">
            <text:p>2.00334</text:p>
          </table:table-cell>
          <table:table-cell table:formula="of:=LOG([.A75])" office:value-type="float" office:value="4.9614400792026" calcext:value-type="float">
            <text:p>4.9614400792</text:p>
          </table:table-cell>
        </table:table-row>
        <table:table-row table:style-name="ro1">
          <table:table-cell office:value-type="float" office:value="93143" calcext:value-type="float">
            <text:p>93143</text:p>
          </table:table-cell>
          <table:table-cell office:value-type="float" office:value="468628" calcext:value-type="float">
            <text:p>468628</text:p>
          </table:table-cell>
          <table:table-cell office:value-type="float" office:value="2.094016" calcext:value-type="float">
            <text:p>2.094016</text:p>
          </table:table-cell>
          <table:table-cell table:formula="of:=LOG([.A76])" office:value-type="float" office:value="4.96915022181298" calcext:value-type="float">
            <text:p>4.9691502218</text:p>
          </table:table-cell>
        </table:table-row>
        <table:table-row table:style-name="ro1">
          <table:table-cell office:value-type="float" office:value="94826" calcext:value-type="float">
            <text:p>94826</text:p>
          </table:table-cell>
          <table:table-cell office:value-type="float" office:value="477324" calcext:value-type="float">
            <text:p>477324</text:p>
          </table:table-cell>
          <table:table-cell office:value-type="float" office:value="2.183072" calcext:value-type="float">
            <text:p>2.183072</text:p>
          </table:table-cell>
          <table:table-cell table:formula="of:=LOG([.A77])" office:value-type="float" office:value="4.9769274313083" calcext:value-type="float">
            <text:p>4.9769274313</text:p>
          </table:table-cell>
        </table:table-row>
        <table:table-row table:style-name="ro1">
          <table:table-cell office:value-type="float" office:value="96448" calcext:value-type="float">
            <text:p>96448</text:p>
          </table:table-cell>
          <table:table-cell office:value-type="float" office:value="486105" calcext:value-type="float">
            <text:p>486105</text:p>
          </table:table-cell>
          <table:table-cell office:value-type="float" office:value="2.295394" calcext:value-type="float">
            <text:p>2.295394</text:p>
          </table:table-cell>
          <table:table-cell table:formula="of:=LOG([.A78])" office:value-type="float" office:value="4.98429322629852" calcext:value-type="float">
            <text:p>4.9842932263</text:p>
          </table:table-cell>
        </table:table-row>
        <table:table-row table:style-name="ro1">
          <table:table-cell office:value-type="float" office:value="98113" calcext:value-type="float">
            <text:p>98113</text:p>
          </table:table-cell>
          <table:table-cell office:value-type="float" office:value="494817" calcext:value-type="float">
            <text:p>494817</text:p>
          </table:table-cell>
          <table:table-cell office:value-type="float" office:value="2.381549" calcext:value-type="float">
            <text:p>2.381549</text:p>
          </table:table-cell>
          <table:table-cell table:formula="of:=LOG([.A79])" office:value-type="float" office:value="4.99172655533317" calcext:value-type="float">
            <text:p>4.9917265553</text:p>
          </table:table-cell>
        </table:table-row>
        <table:table-row table:style-name="ro1">
          <table:table-cell office:value-type="float" office:value="99808" calcext:value-type="float">
            <text:p>99808</text:p>
          </table:table-cell>
          <table:table-cell office:value-type="float" office:value="503716" calcext:value-type="float">
            <text:p>503716</text:p>
          </table:table-cell>
          <table:table-cell office:value-type="float" office:value="2.463343" calcext:value-type="float">
            <text:p>2.463343</text:p>
          </table:table-cell>
          <table:table-cell table:formula="of:=LOG([.A80])" office:value-type="float" office:value="4.99916535307705" calcext:value-type="float">
            <text:p>4.9991653531</text:p>
          </table:table-cell>
        </table:table-row>
        <table:table-row table:style-name="ro1">
          <table:table-cell office:value-type="float" office:value="101469" calcext:value-type="float">
            <text:p>101469</text:p>
          </table:table-cell>
          <table:table-cell office:value-type="float" office:value="512232" calcext:value-type="float">
            <text:p>512232</text:p>
          </table:table-cell>
          <table:table-cell office:value-type="float" office:value="2.554617" calcext:value-type="float">
            <text:p>2.554617</text:p>
          </table:table-cell>
          <table:table-cell table:formula="of:=LOG([.A81])" office:value-type="float" office:value="5.00633338032506" calcext:value-type="float">
            <text:p>5.0063333803</text:p>
          </table:table-cell>
        </table:table-row>
        <table:table-row table:style-name="ro1">
          <table:table-cell office:value-type="float" office:value="103153" calcext:value-type="float">
            <text:p>103153</text:p>
          </table:table-cell>
          <table:table-cell office:value-type="float" office:value="520980" calcext:value-type="float">
            <text:p>520980</text:p>
          </table:table-cell>
          <table:table-cell office:value-type="float" office:value="2.660487" calcext:value-type="float">
            <text:p>2.660487</text:p>
          </table:table-cell>
          <table:table-cell table:formula="of:=LOG([.A82])" office:value-type="float" office:value="5.01348186308474" calcext:value-type="float">
            <text:p>5.0134818631</text:p>
          </table:table-cell>
        </table:table-row>
        <table:table-row table:style-name="ro1">
          <table:table-cell office:value-type="float" office:value="104853" calcext:value-type="float">
            <text:p>104853</text:p>
          </table:table-cell>
          <table:table-cell office:value-type="float" office:value="529860" calcext:value-type="float">
            <text:p>529860</text:p>
          </table:table-cell>
          <table:table-cell office:value-type="float" office:value="2.758789" calcext:value-type="float">
            <text:p>2.758789</text:p>
          </table:table-cell>
          <table:table-cell table:formula="of:=LOG([.A83])" office:value-type="float" office:value="5.02058086078903" calcext:value-type="float">
            <text:p>5.0205808608</text:p>
          </table:table-cell>
        </table:table-row>
        <table:table-row table:style-name="ro1">
          <table:table-cell office:value-type="float" office:value="106577" calcext:value-type="float">
            <text:p>106577</text:p>
          </table:table-cell>
          <table:table-cell office:value-type="float" office:value="539041" calcext:value-type="float">
            <text:p>539041</text:p>
          </table:table-cell>
          <table:table-cell office:value-type="float" office:value="2.871632" calcext:value-type="float">
            <text:p>2.871632</text:p>
          </table:table-cell>
          <table:table-cell table:formula="of:=LOG([.A84])" office:value-type="float" office:value="5.02766349126816" calcext:value-type="float">
            <text:p>5.0276634913</text:p>
          </table:table-cell>
        </table:table-row>
        <table:table-row table:style-name="ro1">
          <table:table-cell office:value-type="float" office:value="108313" calcext:value-type="float">
            <text:p>108313</text:p>
          </table:table-cell>
          <table:table-cell office:value-type="float" office:value="547997" calcext:value-type="float">
            <text:p>547997</text:p>
          </table:table-cell>
          <table:table-cell office:value-type="float" office:value="2.993945" calcext:value-type="float">
            <text:p>2.993945</text:p>
          </table:table-cell>
          <table:table-cell table:formula="of:=LOG([.A85])" office:value-type="float" office:value="5.03468058487498" calcext:value-type="float">
            <text:p>5.0346805849</text:p>
          </table:table-cell>
        </table:table-row>
        <table:table-row table:style-name="ro1">
          <table:table-cell office:value-type="float" office:value="110078" calcext:value-type="float">
            <text:p>110078</text:p>
          </table:table-cell>
          <table:table-cell office:value-type="float" office:value="556990" calcext:value-type="float">
            <text:p>556990</text:p>
          </table:table-cell>
          <table:table-cell office:value-type="float" office:value="3.121414" calcext:value-type="float">
            <text:p>3.121414</text:p>
          </table:table-cell>
          <table:table-cell table:formula="of:=LOG([.A86])" office:value-type="float" office:value="5.04170053029501" calcext:value-type="float">
            <text:p>5.0417005303</text:p>
          </table:table-cell>
        </table:table-row>
        <table:table-row table:style-name="ro1">
          <table:table-cell office:value-type="float" office:value="111784" calcext:value-type="float">
            <text:p>111784</text:p>
          </table:table-cell>
          <table:table-cell office:value-type="float" office:value="565802" calcext:value-type="float">
            <text:p>565802</text:p>
          </table:table-cell>
          <table:table-cell office:value-type="float" office:value="3.244216" calcext:value-type="float">
            <text:p>3.244216</text:p>
          </table:table-cell>
          <table:table-cell table:formula="of:=LOG([.A87])" office:value-type="float" office:value="5.04837964604609" calcext:value-type="float">
            <text:p>5.048379646</text:p>
          </table:table-cell>
        </table:table-row>
        <table:table-row table:style-name="ro1">
          <table:table-cell office:value-type="float" office:value="113495" calcext:value-type="float">
            <text:p>113495</text:p>
          </table:table-cell>
          <table:table-cell office:value-type="float" office:value="574880" calcext:value-type="float">
            <text:p>574880</text:p>
          </table:table-cell>
          <table:table-cell office:value-type="float" office:value="3.380751" calcext:value-type="float">
            <text:p>3.380751</text:p>
          </table:table-cell>
          <table:table-cell table:formula="of:=LOG([.A88])" office:value-type="float" office:value="5.05497672919222" calcext:value-type="float">
            <text:p>5.0549767292</text:p>
          </table:table-cell>
        </table:table-row>
        <table:table-row table:style-name="ro1">
          <table:table-cell office:value-type="float" office:value="115237" calcext:value-type="float">
            <text:p>115237</text:p>
          </table:table-cell>
          <table:table-cell office:value-type="float" office:value="583928" calcext:value-type="float">
            <text:p>583928</text:p>
          </table:table-cell>
          <table:table-cell office:value-type="float" office:value="3.509876" calcext:value-type="float">
            <text:p>3.509876</text:p>
          </table:table-cell>
          <table:table-cell table:formula="of:=LOG([.A89])" office:value-type="float" office:value="5.06159194363471" calcext:value-type="float">
            <text:p>5.0615919436</text:p>
          </table:table-cell>
        </table:table-row>
        <table:table-row table:style-name="ro1">
          <table:table-cell office:value-type="float" office:value="116928" calcext:value-type="float">
            <text:p>116928</text:p>
          </table:table-cell>
          <table:table-cell office:value-type="float" office:value="592845" calcext:value-type="float">
            <text:p>592845</text:p>
          </table:table-cell>
          <table:table-cell office:value-type="float" office:value="3.610378" calcext:value-type="float">
            <text:p>3.610378</text:p>
          </table:table-cell>
          <table:table-cell table:formula="of:=LOG([.A90])" office:value-type="float" office:value="5.06791852133642" calcext:value-type="float">
            <text:p>5.0679185213</text:p>
          </table:table-cell>
        </table:table-row>
        <table:table-row table:style-name="ro1">
          <table:table-cell office:value-type="float" office:value="118652" calcext:value-type="float">
            <text:p>118652</text:p>
          </table:table-cell>
          <table:table-cell office:value-type="float" office:value="601828" calcext:value-type="float">
            <text:p>601828</text:p>
          </table:table-cell>
          <table:table-cell office:value-type="float" office:value="3.722393" calcext:value-type="float">
            <text:p>3.722393</text:p>
          </table:table-cell>
          <table:table-cell table:formula="of:=LOG([.A91])" office:value-type="float" office:value="5.07427506308975" calcext:value-type="float">
            <text:p>5.0742750631</text:p>
          </table:table-cell>
        </table:table-row>
        <table:table-row table:style-name="ro1">
          <table:table-cell office:value-type="float" office:value="125509" calcext:value-type="float">
            <text:p>125509</text:p>
          </table:table-cell>
          <table:table-cell office:value-type="float" office:value="637597" calcext:value-type="float">
            <text:p>637597</text:p>
          </table:table-cell>
          <table:table-cell office:value-type="float" office:value="4.233476" calcext:value-type="float">
            <text:p>4.233476</text:p>
          </table:table-cell>
          <table:table-cell table:formula="of:=LOG([.A92])" office:value-type="float" office:value="5.09867486932457" calcext:value-type="float">
            <text:p>5.0986748693</text:p>
          </table:table-cell>
        </table:table-row>
        <table:table-row table:style-name="ro1">
          <table:table-cell office:value-type="float" office:value="127200" calcext:value-type="float">
            <text:p>127200</text:p>
          </table:table-cell>
          <table:table-cell office:value-type="float" office:value="646481" calcext:value-type="float">
            <text:p>646481</text:p>
          </table:table-cell>
          <table:table-cell office:value-type="float" office:value="4.348813" calcext:value-type="float">
            <text:p>4.348813</text:p>
          </table:table-cell>
          <table:table-cell table:formula="of:=LOG([.A93])" office:value-type="float" office:value="5.10448711131239" calcext:value-type="float">
            <text:p>5.1044871113</text:p>
          </table:table-cell>
        </table:table-row>
        <table:table-row table:style-name="ro1">
          <table:table-cell office:value-type="float" office:value="128940" calcext:value-type="float">
            <text:p>128940</text:p>
          </table:table-cell>
          <table:table-cell office:value-type="float" office:value="655695" calcext:value-type="float">
            <text:p>655695</text:p>
          </table:table-cell>
          <table:table-cell office:value-type="float" office:value="4.5255" calcext:value-type="float">
            <text:p>4.5255</text:p>
          </table:table-cell>
          <table:table-cell table:formula="of:=LOG([.A94])" office:value-type="float" office:value="5.11038766587509" calcext:value-type="float">
            <text:p>5.1103876659</text:p>
          </table:table-cell>
        </table:table-row>
        <table:table-row table:style-name="ro1">
          <table:table-cell office:value-type="float" office:value="130630" calcext:value-type="float">
            <text:p>130630</text:p>
          </table:table-cell>
          <table:table-cell office:value-type="float" office:value="664420" calcext:value-type="float">
            <text:p>664420</text:p>
          </table:table-cell>
          <table:table-cell office:value-type="float" office:value="4.68078" calcext:value-type="float">
            <text:p>4.68078</text:p>
          </table:table-cell>
          <table:table-cell table:formula="of:=LOG([.A95])" office:value-type="float" office:value="5.11604292684921" calcext:value-type="float">
            <text:p>5.1160429268</text:p>
          </table:table-cell>
        </table:table-row>
        <table:table-row table:style-name="ro1">
          <table:table-cell office:value-type="float" office:value="132252" calcext:value-type="float">
            <text:p>132252</text:p>
          </table:table-cell>
          <table:table-cell office:value-type="float" office:value="673166" calcext:value-type="float">
            <text:p>673166</text:p>
          </table:table-cell>
          <table:table-cell office:value-type="float" office:value="4.853996" calcext:value-type="float">
            <text:p>4.853996</text:p>
          </table:table-cell>
          <table:table-cell table:formula="of:=LOG([.A96])" office:value-type="float" office:value="5.12140224843801" calcext:value-type="float">
            <text:p>5.1214022484</text:p>
          </table:table-cell>
        </table:table-row>
        <table:table-row table:style-name="ro1">
          <table:table-cell office:value-type="float" office:value="133922" calcext:value-type="float">
            <text:p>133922</text:p>
          </table:table-cell>
          <table:table-cell office:value-type="float" office:value="681939" calcext:value-type="float">
            <text:p>681939</text:p>
          </table:table-cell>
          <table:table-cell office:value-type="float" office:value="4.992447" calcext:value-type="float">
            <text:p>4.992447</text:p>
          </table:table-cell>
          <table:table-cell table:formula="of:=LOG([.A97])" office:value-type="float" office:value="5.12685192648011" calcext:value-type="float">
            <text:p>5.1268519265</text:p>
          </table:table-cell>
        </table:table-row>
        <table:table-row table:style-name="ro1">
          <table:table-cell office:value-type="float" office:value="135538" calcext:value-type="float">
            <text:p>135538</text:p>
          </table:table-cell>
          <table:table-cell office:value-type="float" office:value="690750" calcext:value-type="float">
            <text:p>690750</text:p>
          </table:table-cell>
          <table:table-cell office:value-type="float" office:value="5.134889" calcext:value-type="float">
            <text:p>5.134889</text:p>
          </table:table-cell>
          <table:table-cell table:formula="of:=LOG([.A98])" office:value-type="float" office:value="5.13206107289784" calcext:value-type="float">
            <text:p>5.1320610729</text:p>
          </table:table-cell>
        </table:table-row>
        <table:table-row table:style-name="ro1">
          <table:table-cell office:value-type="float" office:value="137152" calcext:value-type="float">
            <text:p>137152</text:p>
          </table:table-cell>
          <table:table-cell office:value-type="float" office:value="699419" calcext:value-type="float">
            <text:p>699419</text:p>
          </table:table-cell>
          <table:table-cell office:value-type="float" office:value="5.33684" calcext:value-type="float">
            <text:p>5.33684</text:p>
          </table:table-cell>
          <table:table-cell table:formula="of:=LOG([.A99])" office:value-type="float" office:value="5.13720214502572" calcext:value-type="float">
            <text:p>5.137202145</text:p>
          </table:table-cell>
        </table:table-row>
        <table:table-row table:style-name="ro1">
          <table:table-cell office:value-type="float" office:value="138777" calcext:value-type="float">
            <text:p>138777</text:p>
          </table:table-cell>
          <table:table-cell office:value-type="float" office:value="707775" calcext:value-type="float">
            <text:p>707775</text:p>
          </table:table-cell>
          <table:table-cell office:value-type="float" office:value="5.511421" calcext:value-type="float">
            <text:p>5.511421</text:p>
          </table:table-cell>
          <table:table-cell table:formula="of:=LOG([.A100])" office:value-type="float" office:value="5.14231749493169" calcext:value-type="float">
            <text:p>5.1423174949</text:p>
          </table:table-cell>
        </table:table-row>
        <table:table-row table:style-name="ro1">
          <table:table-cell office:value-type="float" office:value="140422" calcext:value-type="float">
            <text:p>140422</text:p>
          </table:table-cell>
          <table:table-cell office:value-type="float" office:value="716234" calcext:value-type="float">
            <text:p>716234</text:p>
          </table:table-cell>
          <table:table-cell office:value-type="float" office:value="5.674388" calcext:value-type="float">
            <text:p>5.674388</text:p>
          </table:table-cell>
          <table:table-cell table:formula="of:=LOG([.A101])" office:value-type="float" office:value="5.14743515430454" calcext:value-type="float">
            <text:p>5.1474351543</text:p>
          </table:table-cell>
        </table:table-row>
        <table:table-row table:style-name="ro1">
          <table:table-cell office:value-type="float" office:value="142032" calcext:value-type="float">
            <text:p>142032</text:p>
          </table:table-cell>
          <table:table-cell office:value-type="float" office:value="724960" calcext:value-type="float">
            <text:p>724960</text:p>
          </table:table-cell>
          <table:table-cell office:value-type="float" office:value="5.879207" calcext:value-type="float">
            <text:p>5.879207</text:p>
          </table:table-cell>
          <table:table-cell table:formula="of:=LOG([.A102])" office:value-type="float" office:value="5.15238620253622" calcext:value-type="float">
            <text:p>5.1523862025</text:p>
          </table:table-cell>
        </table:table-row>
        <table:table-row table:style-name="ro1">
          <table:table-cell office:value-type="float" office:value="143671" calcext:value-type="float">
            <text:p>143671</text:p>
          </table:table-cell>
          <table:table-cell office:value-type="float" office:value="733475" calcext:value-type="float">
            <text:p>733475</text:p>
          </table:table-cell>
          <table:table-cell office:value-type="float" office:value="6.067433" calcext:value-type="float">
            <text:p>6.067433</text:p>
          </table:table-cell>
          <table:table-cell table:formula="of:=LOG([.A103])" office:value-type="float" office:value="5.15736911461304" calcext:value-type="float">
            <text:p>5.1573691146</text:p>
          </table:table-cell>
        </table:table-row>
        <table:table-row table:style-name="ro1">
          <table:table-cell office:value-type="float" office:value="145245" calcext:value-type="float">
            <text:p>145245</text:p>
          </table:table-cell>
          <table:table-cell office:value-type="float" office:value="742094" calcext:value-type="float">
            <text:p>742094</text:p>
          </table:table-cell>
          <table:table-cell office:value-type="float" office:value="6.242233" calcext:value-type="float">
            <text:p>6.242233</text:p>
          </table:table-cell>
          <table:table-cell table:formula="of:=LOG([.A104])" office:value-type="float" office:value="5.16210119090894" calcext:value-type="float">
            <text:p>5.1621011909</text:p>
          </table:table-cell>
        </table:table-row>
        <table:table-row table:style-name="ro1">
          <table:table-cell office:value-type="float" office:value="146929" calcext:value-type="float">
            <text:p>146929</text:p>
          </table:table-cell>
          <table:table-cell office:value-type="float" office:value="751025" calcext:value-type="float">
            <text:p>751025</text:p>
          </table:table-cell>
          <table:table-cell office:value-type="float" office:value="6.437385" calcext:value-type="float">
            <text:p>6.437385</text:p>
          </table:table-cell>
          <table:table-cell table:formula="of:=LOG([.A105])" office:value-type="float" office:value="5.16710752279485" calcext:value-type="float">
            <text:p>5.1671075228</text:p>
          </table:table-cell>
        </table:table-row>
        <table:table-row table:style-name="ro1">
          <table:table-cell office:value-type="float" office:value="148488" calcext:value-type="float">
            <text:p>148488</text:p>
          </table:table-cell>
          <table:table-cell office:value-type="float" office:value="759373" calcext:value-type="float">
            <text:p>759373</text:p>
          </table:table-cell>
          <table:table-cell office:value-type="float" office:value="6.583161" calcext:value-type="float">
            <text:p>6.583161</text:p>
          </table:table-cell>
          <table:table-cell table:formula="of:=LOG([.A106])" office:value-type="float" office:value="5.17169135773161" calcext:value-type="float">
            <text:p>5.1716913577</text:p>
          </table:table-cell>
        </table:table-row>
        <table:table-row table:style-name="ro1">
          <table:table-cell office:value-type="float" office:value="150132" calcext:value-type="float">
            <text:p>150132</text:p>
          </table:table-cell>
          <table:table-cell office:value-type="float" office:value="767852" calcext:value-type="float">
            <text:p>767852</text:p>
          </table:table-cell>
          <table:table-cell office:value-type="float" office:value="6.807" calcext:value-type="float">
            <text:p>6.807</text:p>
          </table:table-cell>
          <table:table-cell table:formula="of:=LOG([.A107])" office:value-type="float" office:value="5.17647327013952" calcext:value-type="float">
            <text:p>5.1764732701</text:p>
          </table:table-cell>
        </table:table-row>
        <table:table-row table:style-name="ro1">
          <table:table-cell office:value-type="float" office:value="151748" calcext:value-type="float">
            <text:p>151748</text:p>
          </table:table-cell>
          <table:table-cell office:value-type="float" office:value="776568" calcext:value-type="float">
            <text:p>776568</text:p>
          </table:table-cell>
          <table:table-cell office:value-type="float" office:value="6.954974" calcext:value-type="float">
            <text:p>6.954974</text:p>
          </table:table-cell>
          <table:table-cell table:formula="of:=LOG([.A108])" office:value-type="float" office:value="5.18112297589433" calcext:value-type="float">
            <text:p>5.1811229759</text:p>
          </table:table-cell>
        </table:table-row>
        <table:table-row table:style-name="ro1">
          <table:table-cell office:value-type="float" office:value="153331" calcext:value-type="float">
            <text:p>153331</text:p>
          </table:table-cell>
          <table:table-cell office:value-type="float" office:value="784931" calcext:value-type="float">
            <text:p>784931</text:p>
          </table:table-cell>
          <table:table-cell office:value-type="float" office:value="7.108149" calcext:value-type="float">
            <text:p>7.108149</text:p>
          </table:table-cell>
          <table:table-cell table:formula="of:=LOG([.A109])" office:value-type="float" office:value="5.18562996808255" calcext:value-type="float">
            <text:p>5.1856299681</text:p>
          </table:table-cell>
        </table:table-row>
        <table:table-row table:style-name="ro1">
          <table:table-cell office:value-type="float" office:value="154962" calcext:value-type="float">
            <text:p>154962</text:p>
          </table:table-cell>
          <table:table-cell office:value-type="float" office:value="793411" calcext:value-type="float">
            <text:p>793411</text:p>
          </table:table-cell>
          <table:table-cell office:value-type="float" office:value="7.293181" calcext:value-type="float">
            <text:p>7.293181</text:p>
          </table:table-cell>
          <table:table-cell table:formula="of:=LOG([.A110])" office:value-type="float" office:value="5.19022521292116" calcext:value-type="float">
            <text:p>5.1902252129</text:p>
          </table:table-cell>
        </table:table-row>
        <table:table-row table:style-name="ro1">
          <table:table-cell office:value-type="float" office:value="156614" calcext:value-type="float">
            <text:p>156614</text:p>
          </table:table-cell>
          <table:table-cell office:value-type="float" office:value="801738" calcext:value-type="float">
            <text:p>801738</text:p>
          </table:table-cell>
          <table:table-cell office:value-type="float" office:value="7.506845" calcext:value-type="float">
            <text:p>7.506845</text:p>
          </table:table-cell>
          <table:table-cell table:formula="of:=LOG([.A111])" office:value-type="float" office:value="5.19483058180227" calcext:value-type="float">
            <text:p>5.1948305818</text:p>
          </table:table-cell>
        </table:table-row>
        <table:table-row table:style-name="ro1">
          <table:table-cell office:value-type="float" office:value="158259" calcext:value-type="float">
            <text:p>158259</text:p>
          </table:table-cell>
          <table:table-cell office:value-type="float" office:value="810415" calcext:value-type="float">
            <text:p>810415</text:p>
          </table:table-cell>
          <table:table-cell office:value-type="float" office:value="7.657877" calcext:value-type="float">
            <text:p>7.657877</text:p>
          </table:table-cell>
          <table:table-cell table:formula="of:=LOG([.A112])" office:value-type="float" office:value="5.19936841719931" calcext:value-type="float">
            <text:p>5.1993684172</text:p>
          </table:table-cell>
        </table:table-row>
        <table:table-row table:style-name="ro1">
          <table:table-cell office:value-type="float" office:value="159834" calcext:value-type="float">
            <text:p>159834</text:p>
          </table:table-cell>
          <table:table-cell office:value-type="float" office:value="818815" calcext:value-type="float">
            <text:p>818815</text:p>
          </table:table-cell>
          <table:table-cell office:value-type="float" office:value="7.890834" calcext:value-type="float">
            <text:p>7.890834</text:p>
          </table:table-cell>
          <table:table-cell table:formula="of:=LOG([.A113])" office:value-type="float" office:value="5.20366916823051" calcext:value-type="float">
            <text:p>5.2036691682</text:p>
          </table:table-cell>
        </table:table-row>
        <table:table-row table:style-name="ro1">
          <table:table-cell office:value-type="float" office:value="161495" calcext:value-type="float">
            <text:p>161495</text:p>
          </table:table-cell>
          <table:table-cell office:value-type="float" office:value="827404" calcext:value-type="float">
            <text:p>827404</text:p>
          </table:table-cell>
          <table:table-cell office:value-type="float" office:value="8.135966" calcext:value-type="float">
            <text:p>8.135966</text:p>
          </table:table-cell>
          <table:table-cell table:formula="of:=LOG([.A114])" office:value-type="float" office:value="5.20815908080939" calcext:value-type="float">
            <text:p>5.2081590808</text:p>
          </table:table-cell>
        </table:table-row>
        <table:table-row table:style-name="ro1">
          <table:table-cell office:value-type="float" office:value="163113" calcext:value-type="float">
            <text:p>163113</text:p>
          </table:table-cell>
          <table:table-cell office:value-type="float" office:value="835891" calcext:value-type="float">
            <text:p>835891</text:p>
          </table:table-cell>
          <table:table-cell office:value-type="float" office:value="8.36923" calcext:value-type="float">
            <text:p>8.36923</text:p>
          </table:table-cell>
          <table:table-cell table:formula="of:=LOG([.A115])" office:value-type="float" office:value="5.21248857540738" calcext:value-type="float">
            <text:p>5.2124885754</text:p>
          </table:table-cell>
        </table:table-row>
        <table:table-row table:style-name="ro1">
          <table:table-cell office:value-type="float" office:value="164723" calcext:value-type="float">
            <text:p>164723</text:p>
          </table:table-cell>
          <table:table-cell office:value-type="float" office:value="844524" calcext:value-type="float">
            <text:p>844524</text:p>
          </table:table-cell>
          <table:table-cell office:value-type="float" office:value="8.563371" calcext:value-type="float">
            <text:p>8.563371</text:p>
          </table:table-cell>
          <table:table-cell table:formula="of:=LOG([.A116])" office:value-type="float" office:value="5.21675424322375" calcext:value-type="float">
            <text:p>5.2167542432</text:p>
          </table:table-cell>
        </table:table-row>
        <table:table-row table:style-name="ro1">
          <table:table-cell office:value-type="float" office:value="166313" calcext:value-type="float">
            <text:p>166313</text:p>
          </table:table-cell>
          <table:table-cell office:value-type="float" office:value="852659" calcext:value-type="float">
            <text:p>852659</text:p>
          </table:table-cell>
          <table:table-cell office:value-type="float" office:value="8.767447" calcext:value-type="float">
            <text:p>8.767447</text:p>
          </table:table-cell>
          <table:table-cell table:formula="of:=LOG([.A117])" office:value-type="float" office:value="5.22092619755147" calcext:value-type="float">
            <text:p>5.2209261976</text:p>
          </table:table-cell>
        </table:table-row>
        <table:table-row table:style-name="ro1">
          <table:table-cell office:value-type="float" office:value="167976" calcext:value-type="float">
            <text:p>167976</text:p>
          </table:table-cell>
          <table:table-cell office:value-type="float" office:value="861060" calcext:value-type="float">
            <text:p>861060</text:p>
          </table:table-cell>
          <table:table-cell office:value-type="float" office:value="8.948822" calcext:value-type="float">
            <text:p>8.948822</text:p>
          </table:table-cell>
          <table:table-cell table:formula="of:=LOG([.A118])" office:value-type="float" office:value="5.22524723522502" calcext:value-type="float">
            <text:p>5.2252472352</text:p>
          </table:table-cell>
        </table:table-row>
        <table:table-row table:style-name="ro1">
          <table:table-cell office:value-type="float" office:value="169609" calcext:value-type="float">
            <text:p>169609</text:p>
          </table:table-cell>
          <table:table-cell office:value-type="float" office:value="869647" calcext:value-type="float">
            <text:p>869647</text:p>
          </table:table-cell>
          <table:table-cell office:value-type="float" office:value="9.148431" calcext:value-type="float">
            <text:p>9.148431</text:p>
          </table:table-cell>
          <table:table-cell table:formula="of:=LOG([.A119])" office:value-type="float" office:value="5.22944889359659" calcext:value-type="float">
            <text:p>5.2294488936</text:p>
          </table:table-cell>
        </table:table-row>
        <table:table-row table:style-name="ro1">
          <table:table-cell office:value-type="float" office:value="171250" calcext:value-type="float">
            <text:p>171250</text:p>
          </table:table-cell>
          <table:table-cell office:value-type="float" office:value="878348" calcext:value-type="float">
            <text:p>878348</text:p>
          </table:table-cell>
          <table:table-cell office:value-type="float" office:value="9.393984" calcext:value-type="float">
            <text:p>9.393984</text:p>
          </table:table-cell>
          <table:table-cell table:formula="of:=LOG([.A120])" office:value-type="float" office:value="5.23363058016446" calcext:value-type="float">
            <text:p>5.2336305802</text:p>
          </table:table-cell>
        </table:table-row>
        <table:table-row table:style-name="ro1">
          <table:table-cell office:value-type="float" office:value="172904" calcext:value-type="float">
            <text:p>172904</text:p>
          </table:table-cell>
          <table:table-cell office:value-type="float" office:value="887030" calcext:value-type="float">
            <text:p>887030</text:p>
          </table:table-cell>
          <table:table-cell office:value-type="float" office:value="9.66988" calcext:value-type="float">
            <text:p>9.66988</text:p>
          </table:table-cell>
          <table:table-cell table:formula="of:=LOG([.A121])" office:value-type="float" office:value="5.2378050404563" calcext:value-type="float">
            <text:p>5.2378050405</text:p>
          </table:table-cell>
        </table:table-row>
        <table:table-row table:style-name="ro1">
          <table:table-cell office:value-type="float" office:value="174515" calcext:value-type="float">
            <text:p>174515</text:p>
          </table:table-cell>
          <table:table-cell office:value-type="float" office:value="895594" calcext:value-type="float">
            <text:p>895594</text:p>
          </table:table-cell>
          <table:table-cell office:value-type="float" office:value="9.856346" calcext:value-type="float">
            <text:p>9.856346</text:p>
          </table:table-cell>
          <table:table-cell table:formula="of:=LOG([.A122])" office:value-type="float" office:value="5.24183276159466" calcext:value-type="float">
            <text:p>5.2418327616</text:p>
          </table:table-cell>
        </table:table-row>
        <table:table-row table:style-name="ro1">
          <table:table-cell office:value-type="float" office:value="176164" calcext:value-type="float">
            <text:p>176164</text:p>
          </table:table-cell>
          <table:table-cell office:value-type="float" office:value="904237" calcext:value-type="float">
            <text:p>904237</text:p>
          </table:table-cell>
          <table:table-cell office:value-type="float" office:value="10.091529" calcext:value-type="float">
            <text:p>10.091529</text:p>
          </table:table-cell>
          <table:table-cell table:formula="of:=LOG([.A123])" office:value-type="float" office:value="5.24591716287998" calcext:value-type="float">
            <text:p>5.2459171629</text:p>
          </table:table-cell>
        </table:table-row>
        <table:table-row table:style-name="ro1">
          <table:table-cell office:value-type="float" office:value="177799" calcext:value-type="float">
            <text:p>177799</text:p>
          </table:table-cell>
          <table:table-cell office:value-type="float" office:value="912818" calcext:value-type="float">
            <text:p>912818</text:p>
          </table:table-cell>
          <table:table-cell office:value-type="float" office:value="10.384506" calcext:value-type="float">
            <text:p>10.384506</text:p>
          </table:table-cell>
          <table:table-cell table:formula="of:=LOG([.A124])" office:value-type="float" office:value="5.24992931402619" calcext:value-type="float">
            <text:p>5.249929314</text:p>
          </table:table-cell>
        </table:table-row>
        <table:table-row table:style-name="ro1">
          <table:table-cell office:value-type="float" office:value="179465" calcext:value-type="float">
            <text:p>179465</text:p>
          </table:table-cell>
          <table:table-cell office:value-type="float" office:value="921754" calcext:value-type="float">
            <text:p>921754</text:p>
          </table:table-cell>
          <table:table-cell office:value-type="float" office:value="10.680134" calcext:value-type="float">
            <text:p>10.680134</text:p>
          </table:table-cell>
          <table:table-cell table:formula="of:=LOG([.A125])" office:value-type="float" office:value="5.25397976328212" calcext:value-type="float">
            <text:p>5.2539797633</text:p>
          </table:table-cell>
        </table:table-row>
        <table:table-row table:style-name="ro1">
          <table:table-cell office:value-type="float" office:value="181050" calcext:value-type="float">
            <text:p>181050</text:p>
          </table:table-cell>
          <table:table-cell office:value-type="float" office:value="930292" calcext:value-type="float">
            <text:p>930292</text:p>
          </table:table-cell>
          <table:table-cell office:value-type="float" office:value="10.885762" calcext:value-type="float">
            <text:p>10.885762</text:p>
          </table:table-cell>
          <table:table-cell table:formula="of:=LOG([.A126])" office:value-type="float" office:value="5.25779852915303" calcext:value-type="float">
            <text:p>5.2577985292</text:p>
          </table:table-cell>
        </table:table-row>
        <table:table-row table:style-name="ro1">
          <table:table-cell office:value-type="float" office:value="182720" calcext:value-type="float">
            <text:p>182720</text:p>
          </table:table-cell>
          <table:table-cell office:value-type="float" office:value="939076" calcext:value-type="float">
            <text:p>939076</text:p>
          </table:table-cell>
          <table:table-cell office:value-type="float" office:value="11.152373" calcext:value-type="float">
            <text:p>11.152373</text:p>
          </table:table-cell>
          <table:table-cell table:formula="of:=LOG([.A127])" office:value-type="float" office:value="5.26178608656575" calcext:value-type="float">
            <text:p>5.2617860866</text:p>
          </table:table-cell>
        </table:table-row>
        <table:table-row table:style-name="ro1">
          <table:table-cell office:value-type="float" office:value="184352" calcext:value-type="float">
            <text:p>184352</text:p>
          </table:table-cell>
          <table:table-cell office:value-type="float" office:value="947446" calcext:value-type="float">
            <text:p>947446</text:p>
          </table:table-cell>
          <table:table-cell office:value-type="float" office:value="11.404501" calcext:value-type="float">
            <text:p>11.404501</text:p>
          </table:table-cell>
          <table:table-cell table:formula="of:=LOG([.A128])" office:value-type="float" office:value="5.26564785354643" calcext:value-type="float">
            <text:p>5.2656478535</text:p>
          </table:table-cell>
        </table:table-row>
        <table:table-row table:style-name="ro1">
          <table:table-cell office:value-type="float" office:value="185996" calcext:value-type="float">
            <text:p>185996</text:p>
          </table:table-cell>
          <table:table-cell office:value-type="float" office:value="955994" calcext:value-type="float">
            <text:p>955994</text:p>
          </table:table-cell>
          <table:table-cell office:value-type="float" office:value="11.710108" calcext:value-type="float">
            <text:p>11.710108</text:p>
          </table:table-cell>
          <table:table-cell table:formula="of:=LOG([.A129])" office:value-type="float" office:value="5.26950360445121" calcext:value-type="float">
            <text:p>5.2695036045</text:p>
          </table:table-cell>
        </table:table-row>
        <table:table-row table:style-name="ro1">
          <table:table-cell office:value-type="float" office:value="187646" calcext:value-type="float">
            <text:p>187646</text:p>
          </table:table-cell>
          <table:table-cell office:value-type="float" office:value="964437" calcext:value-type="float">
            <text:p>964437</text:p>
          </table:table-cell>
          <table:table-cell office:value-type="float" office:value="11.952385" calcext:value-type="float">
            <text:p>11.952385</text:p>
          </table:table-cell>
          <table:table-cell table:formula="of:=LOG([.A130])" office:value-type="float" office:value="5.27333931110752" calcext:value-type="float">
            <text:p>5.2733393111</text:p>
          </table:table-cell>
        </table:table-row>
        <table:table-row table:style-name="ro1">
          <table:table-cell office:value-type="float" office:value="189267" calcext:value-type="float">
            <text:p>189267</text:p>
          </table:table-cell>
          <table:table-cell office:value-type="float" office:value="972956" calcext:value-type="float">
            <text:p>972956</text:p>
          </table:table-cell>
          <table:table-cell office:value-type="float" office:value="12.157826" calcext:value-type="float">
            <text:p>12.157826</text:p>
          </table:table-cell>
          <table:table-cell table:formula="of:=LOG([.A131])" office:value-type="float" office:value="5.27707489834178" calcext:value-type="float">
            <text:p>5.2770748983</text:p>
          </table:table-cell>
        </table:table-row>
        <table:table-row table:style-name="ro1">
          <table:table-cell office:value-type="float" office:value="190913" calcext:value-type="float">
            <text:p>190913</text:p>
          </table:table-cell>
          <table:table-cell office:value-type="float" office:value="981685" calcext:value-type="float">
            <text:p>981685</text:p>
          </table:table-cell>
          <table:table-cell office:value-type="float" office:value="12.5377" calcext:value-type="float">
            <text:p>12.5377</text:p>
          </table:table-cell>
          <table:table-cell table:formula="of:=LOG([.A132])" office:value-type="float" office:value="5.28083550218118" calcext:value-type="float">
            <text:p>5.2808355022</text:p>
          </table:table-cell>
        </table:table-row>
        <table:table-row table:style-name="ro1">
          <table:table-cell office:value-type="float" office:value="192575" calcext:value-type="float">
            <text:p>192575</text:p>
          </table:table-cell>
          <table:table-cell office:value-type="float" office:value="990345" calcext:value-type="float">
            <text:p>990345</text:p>
          </table:table-cell>
          <table:table-cell office:value-type="float" office:value="12.785868" calcext:value-type="float">
            <text:p>12.785868</text:p>
          </table:table-cell>
          <table:table-cell table:formula="of:=LOG([.A133])" office:value-type="float" office:value="5.28459990653324" calcext:value-type="float">
            <text:p>5.2845999065</text:p>
          </table:table-cell>
        </table:table-row>
        <table:table-row table:style-name="ro1">
          <table:table-cell office:value-type="float" office:value="194243" calcext:value-type="float">
            <text:p>194243</text:p>
          </table:table-cell>
          <table:table-cell office:value-type="float" office:value="999043" calcext:value-type="float">
            <text:p>999043</text:p>
          </table:table-cell>
          <table:table-cell office:value-type="float" office:value="13.027505" calcext:value-type="float">
            <text:p>13.027505</text:p>
          </table:table-cell>
          <table:table-cell table:formula="of:=LOG([.A134])" office:value-type="float" office:value="5.28834537693936" calcext:value-type="float">
            <text:p>5.2883453769</text:p>
          </table:table-cell>
        </table:table-row>
        <table:table-row table:style-name="ro1">
          <table:table-cell office:value-type="float" office:value="195925" calcext:value-type="float">
            <text:p>195925</text:p>
          </table:table-cell>
          <table:table-cell office:value-type="float" office:value="1007937" calcext:value-type="float">
            <text:p>1007937</text:p>
          </table:table-cell>
          <table:table-cell office:value-type="float" office:value="13.296147" calcext:value-type="float">
            <text:p>13.296147</text:p>
          </table:table-cell>
          <table:table-cell table:formula="of:=LOG([.A135])" office:value-type="float" office:value="5.29208985543996" calcext:value-type="float">
            <text:p>5.2920898554</text:p>
          </table:table-cell>
        </table:table-row>
        <table:table-row table:style-name="ro1">
          <table:table-cell office:value-type="float" office:value="197572" calcext:value-type="float">
            <text:p>197572</text:p>
          </table:table-cell>
          <table:table-cell office:value-type="float" office:value="1016691" calcext:value-type="float">
            <text:p>1016691</text:p>
          </table:table-cell>
          <table:table-cell office:value-type="float" office:value="13.531087" calcext:value-type="float">
            <text:p>13.531087</text:p>
          </table:table-cell>
          <table:table-cell table:formula="of:=LOG([.A136])" office:value-type="float" office:value="5.29572539618718" calcext:value-type="float">
            <text:p>5.2957253962</text:p>
          </table:table-cell>
        </table:table-row>
        <table:table-row table:style-name="ro1">
          <table:table-cell office:value-type="float" office:value="199217" calcext:value-type="float">
            <text:p>199217</text:p>
          </table:table-cell>
          <table:table-cell office:value-type="float" office:value="1025338" calcext:value-type="float">
            <text:p>1025338</text:p>
          </table:table-cell>
          <table:table-cell office:value-type="float" office:value="13.839616" calcext:value-type="float">
            <text:p>13.839616</text:p>
          </table:table-cell>
          <table:table-cell table:formula="of:=LOG([.A137])" office:value-type="float" office:value="5.29932639579035" calcext:value-type="float">
            <text:p>5.2993263958</text:p>
          </table:table-cell>
        </table:table-row>
        <table:table-row table:style-name="ro1">
          <table:table-cell office:value-type="float" office:value="200861" calcext:value-type="float">
            <text:p>200861</text:p>
          </table:table-cell>
          <table:table-cell office:value-type="float" office:value="1033892" calcext:value-type="float">
            <text:p>1033892</text:p>
          </table:table-cell>
          <table:table-cell office:value-type="float" office:value="14.181089" calcext:value-type="float">
            <text:p>14.181089</text:p>
          </table:table-cell>
          <table:table-cell table:formula="of:=LOG([.A138])" office:value-type="float" office:value="5.30289562052618" calcext:value-type="float">
            <text:p>5.3028956205</text:p>
          </table:table-cell>
        </table:table-row>
        <table:table-row table:style-name="ro1">
          <table:table-cell office:value-type="float" office:value="202489" calcext:value-type="float">
            <text:p>202489</text:p>
          </table:table-cell>
          <table:table-cell office:value-type="float" office:value="1042509" calcext:value-type="float">
            <text:p>1042509</text:p>
          </table:table-cell>
          <table:table-cell office:value-type="float" office:value="14.468965" calcext:value-type="float">
            <text:p>14.468965</text:p>
          </table:table-cell>
          <table:table-cell table:formula="of:=LOG([.A139])" office:value-type="float" office:value="5.30640143560472" calcext:value-type="float">
            <text:p>5.3064014356</text:p>
          </table:table-cell>
        </table:table-row>
        <table:table-row table:style-name="ro1">
          <table:table-cell office:value-type="float" office:value="204165" calcext:value-type="float">
            <text:p>204165</text:p>
          </table:table-cell>
          <table:table-cell office:value-type="float" office:value="1051320" calcext:value-type="float">
            <text:p>1051320</text:p>
          </table:table-cell>
          <table:table-cell office:value-type="float" office:value="14.70116" calcext:value-type="float">
            <text:p>14.70116</text:p>
          </table:table-cell>
          <table:table-cell table:formula="of:=LOG([.A140])" office:value-type="float" office:value="5.30998129304136" calcext:value-type="float">
            <text:p>5.309981293</text:p>
          </table:table-cell>
        </table:table-row>
        <table:table-row table:style-name="ro1">
          <table:table-cell office:value-type="float" office:value="205815" calcext:value-type="float">
            <text:p>205815</text:p>
          </table:table-cell>
          <table:table-cell office:value-type="float" office:value="1059862" calcext:value-type="float">
            <text:p>1059862</text:p>
          </table:table-cell>
          <table:table-cell office:value-type="float" office:value="15.011594" calcext:value-type="float">
            <text:p>15.011594</text:p>
          </table:table-cell>
          <table:table-cell table:formula="of:=LOG([.A141])" office:value-type="float" office:value="5.31347702338965" calcext:value-type="float">
            <text:p>5.3134770234</text:p>
          </table:table-cell>
        </table:table-row>
        <table:table-row table:style-name="ro1">
          <table:table-cell office:value-type="float" office:value="207488" calcext:value-type="float">
            <text:p>207488</text:p>
          </table:table-cell>
          <table:table-cell office:value-type="float" office:value="1068491" calcext:value-type="float">
            <text:p>1068491</text:p>
          </table:table-cell>
          <table:table-cell office:value-type="float" office:value="15.25474" calcext:value-type="float">
            <text:p>15.25474</text:p>
          </table:table-cell>
          <table:table-cell table:formula="of:=LOG([.A142])" office:value-type="float" office:value="5.31699298449638" calcext:value-type="float">
            <text:p>5.3169929845</text:p>
          </table:table-cell>
        </table:table-row>
        <table:table-row table:style-name="ro1">
          <table:table-cell office:value-type="float" office:value="209133" calcext:value-type="float">
            <text:p>209133</text:p>
          </table:table-cell>
          <table:table-cell office:value-type="float" office:value="1077024" calcext:value-type="float">
            <text:p>1077024</text:p>
          </table:table-cell>
          <table:table-cell office:value-type="float" office:value="15.527561" calcext:value-type="float">
            <text:p>15.527561</text:p>
          </table:table-cell>
          <table:table-cell table:formula="of:=LOG([.A143])" office:value-type="float" office:value="5.32042256742844" calcext:value-type="float">
            <text:p>5.3204225674</text:p>
          </table:table-cell>
        </table:table-row>
        <table:table-row table:style-name="ro1">
          <table:table-cell office:value-type="float" office:value="210803" calcext:value-type="float">
            <text:p>210803</text:p>
          </table:table-cell>
          <table:table-cell office:value-type="float" office:value="1085959" calcext:value-type="float">
            <text:p>1085959</text:p>
          </table:table-cell>
          <table:table-cell office:value-type="float" office:value="15.860802" calcext:value-type="float">
            <text:p>15.860802</text:p>
          </table:table-cell>
          <table:table-cell table:formula="of:=LOG([.A144])" office:value-type="float" office:value="5.32387678715804" calcext:value-type="float">
            <text:p>5.3238767872</text:p>
          </table:table-cell>
        </table:table-row>
        <table:table-row table:style-name="ro1">
          <table:table-cell office:value-type="float" office:value="212504" calcext:value-type="float">
            <text:p>212504</text:p>
          </table:table-cell>
          <table:table-cell office:value-type="float" office:value="1094809" calcext:value-type="float">
            <text:p>1094809</text:p>
          </table:table-cell>
          <table:table-cell office:value-type="float" office:value="16.301346" calcext:value-type="float">
            <text:p>16.301346</text:p>
          </table:table-cell>
          <table:table-cell table:formula="of:=LOG([.A145])" office:value-type="float" office:value="5.32736710926434" calcext:value-type="float">
            <text:p>5.3273671093</text:p>
          </table:table-cell>
        </table:table-row>
        <table:table-row table:style-name="ro1">
          <table:table-cell office:value-type="float" office:value="214148" calcext:value-type="float">
            <text:p>214148</text:p>
          </table:table-cell>
          <table:table-cell office:value-type="float" office:value="1103387" calcext:value-type="float">
            <text:p>1103387</text:p>
          </table:table-cell>
          <table:table-cell office:value-type="float" office:value="16.553725" calcext:value-type="float">
            <text:p>16.553725</text:p>
          </table:table-cell>
          <table:table-cell table:formula="of:=LOG([.A146])" office:value-type="float" office:value="5.33071402272969" calcext:value-type="float">
            <text:p>5.3307140227</text:p>
          </table:table-cell>
        </table:table-row>
        <table:table-row table:style-name="ro1">
          <table:table-cell office:value-type="float" office:value="215782" calcext:value-type="float">
            <text:p>215782</text:p>
          </table:table-cell>
          <table:table-cell office:value-type="float" office:value="1112050" calcext:value-type="float">
            <text:p>1112050</text:p>
          </table:table-cell>
          <table:table-cell office:value-type="float" office:value="16.848975" calcext:value-type="float">
            <text:p>16.848975</text:p>
          </table:table-cell>
          <table:table-cell table:formula="of:=LOG([.A147])" office:value-type="float" office:value="5.33401521408779" calcext:value-type="float">
            <text:p>5.3340152141</text:p>
          </table:table-cell>
        </table:table-row>
        <table:table-row table:style-name="ro1">
          <table:table-cell office:value-type="float" office:value="217438" calcext:value-type="float">
            <text:p>217438</text:p>
          </table:table-cell>
          <table:table-cell office:value-type="float" office:value="1120586" calcext:value-type="float">
            <text:p>1120586</text:p>
          </table:table-cell>
          <table:table-cell office:value-type="float" office:value="17.22075" calcext:value-type="float">
            <text:p>17.22075</text:p>
          </table:table-cell>
          <table:table-cell table:formula="of:=LOG([.A148])" office:value-type="float" office:value="5.33733544475561" calcext:value-type="float">
            <text:p>5.3373354448</text:p>
          </table:table-cell>
        </table:table-row>
        <table:table-row table:style-name="ro1">
          <table:table-cell office:value-type="float" office:value="219113" calcext:value-type="float">
            <text:p>219113</text:p>
          </table:table-cell>
          <table:table-cell office:value-type="float" office:value="1129596" calcext:value-type="float">
            <text:p>1129596</text:p>
          </table:table-cell>
          <table:table-cell office:value-type="float" office:value="17.59315" calcext:value-type="float">
            <text:p>17.59315</text:p>
          </table:table-cell>
          <table:table-cell table:formula="of:=LOG([.A149])" office:value-type="float" office:value="5.34066814506768" calcext:value-type="float">
            <text:p>5.3406681451</text:p>
          </table:table-cell>
        </table:table-row>
        <table:table-row table:style-name="ro1">
          <table:table-cell office:value-type="float" office:value="220769" calcext:value-type="float">
            <text:p>220769</text:p>
          </table:table-cell>
          <table:table-cell office:value-type="float" office:value="1138362" calcext:value-type="float">
            <text:p>1138362</text:p>
          </table:table-cell>
          <table:table-cell office:value-type="float" office:value="18.052128" calcext:value-type="float">
            <text:p>18.052128</text:p>
          </table:table-cell>
          <table:table-cell table:formula="of:=LOG([.A150])" office:value-type="float" office:value="5.34393809046056" calcext:value-type="float">
            <text:p>5.3439380905</text:p>
          </table:table-cell>
        </table:table-row>
        <table:table-row table:style-name="ro1">
          <table:table-cell office:value-type="float" office:value="222418" calcext:value-type="float">
            <text:p>222418</text:p>
          </table:table-cell>
          <table:table-cell office:value-type="float" office:value="1146983" calcext:value-type="float">
            <text:p>1146983</text:p>
          </table:table-cell>
          <table:table-cell office:value-type="float" office:value="18.39337" calcext:value-type="float">
            <text:p>18.39337</text:p>
          </table:table-cell>
          <table:table-cell table:formula="of:=LOG([.A151])" office:value-type="float" office:value="5.34716993122092" calcext:value-type="float">
            <text:p>5.3471699312</text:p>
          </table:table-cell>
        </table:table-row>
        <table:table-row table:style-name="ro1">
          <table:table-cell office:value-type="float" office:value="224080" calcext:value-type="float">
            <text:p>224080</text:p>
          </table:table-cell>
          <table:table-cell office:value-type="float" office:value="1155559" calcext:value-type="float">
            <text:p>1155559</text:p>
          </table:table-cell>
          <table:table-cell office:value-type="float" office:value="18.758185" calcext:value-type="float">
            <text:p>18.758185</text:p>
          </table:table-cell>
          <table:table-cell table:formula="of:=LOG([.A152])" office:value-type="float" office:value="5.35040309581551" calcext:value-type="float">
            <text:p>5.3504030958</text:p>
          </table:table-cell>
        </table:table-row>
        <table:table-row table:style-name="ro1">
          <table:table-cell office:value-type="float" office:value="225718" calcext:value-type="float">
            <text:p>225718</text:p>
          </table:table-cell>
          <table:table-cell office:value-type="float" office:value="1164283" calcext:value-type="float">
            <text:p>1164283</text:p>
          </table:table-cell>
          <table:table-cell office:value-type="float" office:value="19.09231" calcext:value-type="float">
            <text:p>19.09231</text:p>
          </table:table-cell>
          <table:table-cell table:formula="of:=LOG([.A153])" office:value-type="float" office:value="5.35356619349942" calcext:value-type="float">
            <text:p>5.3535661935</text:p>
          </table:table-cell>
        </table:table-row>
        <table:table-row table:style-name="ro1">
          <table:table-cell office:value-type="float" office:value="227444" calcext:value-type="float">
            <text:p>227444</text:p>
          </table:table-cell>
          <table:table-cell office:value-type="float" office:value="1173329" calcext:value-type="float">
            <text:p>1173329</text:p>
          </table:table-cell>
          <table:table-cell office:value-type="float" office:value="19.434597" calcext:value-type="float">
            <text:p>19.434597</text:p>
          </table:table-cell>
          <table:table-cell table:formula="of:=LOG([.A154])" office:value-type="float" office:value="5.35687448457656" calcext:value-type="float">
            <text:p>5.3568744846</text:p>
          </table:table-cell>
        </table:table-row>
        <table:table-row table:style-name="ro1">
          <table:table-cell office:value-type="float" office:value="229142" calcext:value-type="float">
            <text:p>229142</text:p>
          </table:table-cell>
          <table:table-cell office:value-type="float" office:value="1182187" calcext:value-type="float">
            <text:p>1182187</text:p>
          </table:table-cell>
          <table:table-cell office:value-type="float" office:value="19.823175" calcext:value-type="float">
            <text:p>19.823175</text:p>
          </table:table-cell>
          <table:table-cell table:formula="of:=LOG([.A155])" office:value-type="float" office:value="5.3601046993879" calcext:value-type="float">
            <text:p>5.3601046994</text:p>
          </table:table-cell>
        </table:table-row>
        <table:table-row table:style-name="ro1">
          <table:table-cell office:value-type="float" office:value="230799" calcext:value-type="float">
            <text:p>230799</text:p>
          </table:table-cell>
          <table:table-cell office:value-type="float" office:value="1191134" calcext:value-type="float">
            <text:p>1191134</text:p>
          </table:table-cell>
          <table:table-cell office:value-type="float" office:value="20.219448" calcext:value-type="float">
            <text:p>20.219448</text:p>
          </table:table-cell>
          <table:table-cell table:formula="of:=LOG([.A156])" office:value-type="float" office:value="5.36323392278775" calcext:value-type="float">
            <text:p>5.3632339228</text:p>
          </table:table-cell>
        </table:table-row>
        <table:table-row table:style-name="ro1">
          <table:table-cell office:value-type="float" office:value="232482" calcext:value-type="float">
            <text:p>232482</text:p>
          </table:table-cell>
          <table:table-cell office:value-type="float" office:value="1199725" calcext:value-type="float">
            <text:p>1199725</text:p>
          </table:table-cell>
          <table:table-cell office:value-type="float" office:value="20.648301" calcext:value-type="float">
            <text:p>20.648301</text:p>
          </table:table-cell>
          <table:table-cell table:formula="of:=LOG([.A157])" office:value-type="float" office:value="5.36638933312578" calcext:value-type="float">
            <text:p>5.3663893331</text:p>
          </table:table-cell>
        </table:table-row>
        <table:table-row table:style-name="ro1">
          <table:table-cell office:value-type="float" office:value="234165" calcext:value-type="float">
            <text:p>234165</text:p>
          </table:table-cell>
          <table:table-cell office:value-type="float" office:value="1208387" calcext:value-type="float">
            <text:p>1208387</text:p>
          </table:table-cell>
          <table:table-cell office:value-type="float" office:value="21.118233" calcext:value-type="float">
            <text:p>21.118233</text:p>
          </table:table-cell>
          <table:table-cell table:formula="of:=LOG([.A158])" office:value-type="float" office:value="5.36952198278253" calcext:value-type="float">
            <text:p>5.3695219828</text:p>
          </table:table-cell>
        </table:table-row>
        <table:table-row table:style-name="ro1">
          <table:table-cell office:value-type="float" office:value="235827" calcext:value-type="float">
            <text:p>235827</text:p>
          </table:table-cell>
          <table:table-cell office:value-type="float" office:value="1217213" calcext:value-type="float">
            <text:p>1217213</text:p>
          </table:table-cell>
          <table:table-cell office:value-type="float" office:value="21.443825" calcext:value-type="float">
            <text:p>21.443825</text:p>
          </table:table-cell>
          <table:table-cell table:formula="of:=LOG([.A159])" office:value-type="float" office:value="5.37259352628803" calcext:value-type="float">
            <text:p>5.3725935263</text:p>
          </table:table-cell>
        </table:table-row>
        <table:table-row table:style-name="ro1">
          <table:table-cell office:value-type="float" office:value="237568" calcext:value-type="float">
            <text:p>237568</text:p>
          </table:table-cell>
          <table:table-cell office:value-type="float" office:value="1225897" calcext:value-type="float">
            <text:p>1225897</text:p>
          </table:table-cell>
          <table:table-cell office:value-type="float" office:value="21.829218" calcext:value-type="float">
            <text:p>21.829218</text:p>
          </table:table-cell>
          <table:table-cell table:formula="of:=LOG([.A160])" office:value-type="float" office:value="5.37578794153071" calcext:value-type="float">
            <text:p>5.3757879415</text:p>
          </table:table-cell>
        </table:table-row>
        <table:table-row table:style-name="ro1">
          <table:table-cell office:value-type="float" office:value="239247" calcext:value-type="float">
            <text:p>239247</text:p>
          </table:table-cell>
          <table:table-cell office:value-type="float" office:value="1234992" calcext:value-type="float">
            <text:p>1234992</text:p>
          </table:table-cell>
          <table:table-cell office:value-type="float" office:value="22.274868" calcext:value-type="float">
            <text:p>22.274868</text:p>
          </table:table-cell>
          <table:table-cell table:formula="of:=LOG([.A161])" office:value-type="float" office:value="5.37884650071591" calcext:value-type="float">
            <text:p>5.3788465007</text:p>
          </table:table-cell>
        </table:table-row>
        <table:table-row table:style-name="ro1">
          <table:table-cell office:value-type="float" office:value="240980" calcext:value-type="float">
            <text:p>240980</text:p>
          </table:table-cell>
          <table:table-cell office:value-type="float" office:value="1244045" calcext:value-type="float">
            <text:p>1244045</text:p>
          </table:table-cell>
          <table:table-cell office:value-type="float" office:value="22.793449" calcext:value-type="float">
            <text:p>22.793449</text:p>
          </table:table-cell>
          <table:table-cell table:formula="of:=LOG([.A162])" office:value-type="float" office:value="5.38198100004346" calcext:value-type="float">
            <text:p>5.381981</text:p>
          </table:table-cell>
        </table:table-row>
        <table:table-row table:style-name="ro1">
          <table:table-cell office:value-type="float" office:value="242710" calcext:value-type="float">
            <text:p>242710</text:p>
          </table:table-cell>
          <table:table-cell office:value-type="float" office:value="1252759" calcext:value-type="float">
            <text:p>1252759</text:p>
          </table:table-cell>
          <table:table-cell office:value-type="float" office:value="23.189836" calcext:value-type="float">
            <text:p>23.189836</text:p>
          </table:table-cell>
          <table:table-cell table:formula="of:=LOG([.A163])" office:value-type="float" office:value="5.38508767025592" calcext:value-type="float">
            <text:p>5.3850876703</text:p>
          </table:table-cell>
        </table:table-row>
        <table:table-row table:style-name="ro1">
          <table:table-cell office:value-type="float" office:value="244401" calcext:value-type="float">
            <text:p>244401</text:p>
          </table:table-cell>
          <table:table-cell office:value-type="float" office:value="1262074" calcext:value-type="float">
            <text:p>1262074</text:p>
          </table:table-cell>
          <table:table-cell office:value-type="float" office:value="23.686491" calcext:value-type="float">
            <text:p>23.686491</text:p>
          </table:table-cell>
          <table:table-cell table:formula="of:=LOG([.A164])" office:value-type="float" office:value="5.38810297854921" calcext:value-type="float">
            <text:p>5.3881029785</text:p>
          </table:table-cell>
        </table:table-row>
        <table:table-row table:style-name="ro1">
          <table:table-cell office:value-type="float" office:value="246018" calcext:value-type="float">
            <text:p>246018</text:p>
          </table:table-cell>
          <table:table-cell office:value-type="float" office:value="1270848" calcext:value-type="float">
            <text:p>1270848</text:p>
          </table:table-cell>
          <table:table-cell office:value-type="float" office:value="24.075549" calcext:value-type="float">
            <text:p>24.075549</text:p>
          </table:table-cell>
          <table:table-cell table:formula="of:=LOG([.A165])" office:value-type="float" office:value="5.39096688358586" calcext:value-type="float">
            <text:p>5.3909668836</text:p>
          </table:table-cell>
        </table:table-row>
        <table:table-row table:style-name="ro1">
          <table:table-cell office:value-type="float" office:value="247701" calcext:value-type="float">
            <text:p>247701</text:p>
          </table:table-cell>
          <table:table-cell office:value-type="float" office:value="1279501" calcext:value-type="float">
            <text:p>1279501</text:p>
          </table:table-cell>
          <table:table-cell office:value-type="float" office:value="24.574408" calcext:value-type="float">
            <text:p>24.574408</text:p>
          </table:table-cell>
          <table:table-cell table:formula="of:=LOG([.A166])" office:value-type="float" office:value="5.39392775989066" calcext:value-type="float">
            <text:p>5.3939277599</text:p>
          </table:table-cell>
        </table:table-row>
        <table:table-row table:style-name="ro1">
          <table:table-cell office:value-type="float" office:value="249371" calcext:value-type="float">
            <text:p>249371</text:p>
          </table:table-cell>
          <table:table-cell office:value-type="float" office:value="1288376" calcext:value-type="float">
            <text:p>1288376</text:p>
          </table:table-cell>
          <table:table-cell office:value-type="float" office:value="24.981667" calcext:value-type="float">
            <text:p>24.981667</text:p>
          </table:table-cell>
          <table:table-cell table:formula="of:=LOG([.A167])" office:value-type="float" office:value="5.39684594684793" calcext:value-type="float">
            <text:p>5.3968459468</text:p>
          </table:table-cell>
        </table:table-row>
        <table:table-row table:style-name="ro1">
          <table:table-cell office:value-type="float" office:value="251077" calcext:value-type="float">
            <text:p>251077</text:p>
          </table:table-cell>
          <table:table-cell office:value-type="float" office:value="1297352" calcext:value-type="float">
            <text:p>1297352</text:p>
          </table:table-cell>
          <table:table-cell office:value-type="float" office:value="25.447854" calcext:value-type="float">
            <text:p>25.447854</text:p>
          </table:table-cell>
          <table:table-cell table:formula="of:=LOG([.A168])" office:value-type="float" office:value="5.39980693083087" calcext:value-type="float">
            <text:p>5.3998069308</text:p>
          </table:table-cell>
        </table:table-row>
        <table:table-row table:style-name="ro1">
          <table:table-cell office:value-type="float" office:value="252760" calcext:value-type="float">
            <text:p>252760</text:p>
          </table:table-cell>
          <table:table-cell office:value-type="float" office:value="1306167" calcext:value-type="float">
            <text:p>1306167</text:p>
          </table:table-cell>
          <table:table-cell office:value-type="float" office:value="25.862895" calcext:value-type="float">
            <text:p>25.862895</text:p>
          </table:table-cell>
          <table:table-cell table:formula="of:=LOG([.A169])" office:value-type="float" office:value="5.40270834669195" calcext:value-type="float">
            <text:p>5.4027083467</text:p>
          </table:table-cell>
        </table:table-row>
        <table:table-row table:style-name="ro1">
          <table:table-cell office:value-type="float" office:value="254390" calcext:value-type="float">
            <text:p>254390</text:p>
          </table:table-cell>
          <table:table-cell office:value-type="float" office:value="1315056" calcext:value-type="float">
            <text:p>1315056</text:p>
          </table:table-cell>
          <table:table-cell office:value-type="float" office:value="26.371615" calcext:value-type="float">
            <text:p>26.371615</text:p>
          </table:table-cell>
          <table:table-cell table:formula="of:=LOG([.A170])" office:value-type="float" office:value="5.40550003531687" calcext:value-type="float">
            <text:p>5.4055000353</text:p>
          </table:table-cell>
        </table:table-row>
        <table:table-row table:style-name="ro1">
          <table:table-cell office:value-type="float" office:value="256120" calcext:value-type="float">
            <text:p>256120</text:p>
          </table:table-cell>
          <table:table-cell office:value-type="float" office:value="1323946" calcext:value-type="float">
            <text:p>1323946</text:p>
          </table:table-cell>
          <table:table-cell office:value-type="float" office:value="26.755611" calcext:value-type="float">
            <text:p>26.755611</text:p>
          </table:table-cell>
          <table:table-cell table:formula="of:=LOG([.A171])" office:value-type="float" office:value="5.40844349315213" calcext:value-type="float">
            <text:p>5.4084434932</text:p>
          </table:table-cell>
        </table:table-row>
        <table:table-row table:style-name="ro1">
          <table:table-cell office:value-type="float" office:value="257813" calcext:value-type="float">
            <text:p>257813</text:p>
          </table:table-cell>
          <table:table-cell office:value-type="float" office:value="1332672" calcext:value-type="float">
            <text:p>1332672</text:p>
          </table:table-cell>
          <table:table-cell office:value-type="float" office:value="27.131801" calcext:value-type="float">
            <text:p>27.131801</text:p>
          </table:table-cell>
          <table:table-cell table:formula="of:=LOG([.A172])" office:value-type="float" office:value="5.41130481249729" calcext:value-type="float">
            <text:p>5.4113048125</text:p>
          </table:table-cell>
        </table:table-row>
        <table:table-row table:style-name="ro1">
          <table:table-cell office:value-type="float" office:value="259545" calcext:value-type="float">
            <text:p>259545</text:p>
          </table:table-cell>
          <table:table-cell office:value-type="float" office:value="1341654" calcext:value-type="float">
            <text:p>1341654</text:p>
          </table:table-cell>
          <table:table-cell office:value-type="float" office:value="27.607583" calcext:value-type="float">
            <text:p>27.607583</text:p>
          </table:table-cell>
          <table:table-cell table:formula="of:=LOG([.A173])" office:value-type="float" office:value="5.41421266683719" calcext:value-type="float">
            <text:p>5.4142126668</text:p>
          </table:table-cell>
        </table:table-row>
        <table:table-row table:style-name="ro1">
          <table:table-cell office:value-type="float" office:value="261243" calcext:value-type="float">
            <text:p>261243</text:p>
          </table:table-cell>
          <table:table-cell office:value-type="float" office:value="1350602" calcext:value-type="float">
            <text:p>1350602</text:p>
          </table:table-cell>
          <table:table-cell office:value-type="float" office:value="28.05765" calcext:value-type="float">
            <text:p>28.05765</text:p>
          </table:table-cell>
          <table:table-cell table:formula="of:=LOG([.A174])" office:value-type="float" office:value="5.41704466236465" calcext:value-type="float">
            <text:p>5.4170446624</text:p>
          </table:table-cell>
        </table:table-row>
        <table:table-row table:style-name="ro1">
          <table:table-cell office:value-type="float" office:value="262977" calcext:value-type="float">
            <text:p>262977</text:p>
          </table:table-cell>
          <table:table-cell office:value-type="float" office:value="1359642" calcext:value-type="float">
            <text:p>1359642</text:p>
          </table:table-cell>
          <table:table-cell office:value-type="float" office:value="28.629887" calcext:value-type="float">
            <text:p>28.629887</text:p>
          </table:table-cell>
          <table:table-cell table:formula="of:=LOG([.A175])" office:value-type="float" office:value="5.41991776670314" calcext:value-type="float">
            <text:p>5.4199177667</text:p>
          </table:table-cell>
        </table:table-row>
        <table:table-row table:style-name="ro1">
          <table:table-cell office:value-type="float" office:value="264655" calcext:value-type="float">
            <text:p>264655</text:p>
          </table:table-cell>
          <table:table-cell office:value-type="float" office:value="1368850" calcext:value-type="float">
            <text:p>1368850</text:p>
          </table:table-cell>
          <table:table-cell office:value-type="float" office:value="29.061049" calcext:value-type="float">
            <text:p>29.061049</text:p>
          </table:table-cell>
          <table:table-cell table:formula="of:=LOG([.A176])" office:value-type="float" office:value="5.42268010332217" calcext:value-type="float">
            <text:p>5.4226801033</text:p>
          </table:table-cell>
        </table:table-row>
        <table:table-row table:style-name="ro1">
          <table:table-cell office:value-type="float" office:value="266306" calcext:value-type="float">
            <text:p>266306</text:p>
          </table:table-cell>
          <table:table-cell office:value-type="float" office:value="1377699" calcext:value-type="float">
            <text:p>1377699</text:p>
          </table:table-cell>
          <table:table-cell office:value-type="float" office:value="29.694307" calcext:value-type="float">
            <text:p>29.694307</text:p>
          </table:table-cell>
          <table:table-cell table:formula="of:=LOG([.A177])" office:value-type="float" office:value="5.42538095140904" calcext:value-type="float">
            <text:p>5.4253809514</text:p>
          </table:table-cell>
        </table:table-row>
        <table:table-row table:style-name="ro1">
          <table:table-cell office:value-type="float" office:value="267905" calcext:value-type="float">
            <text:p>267905</text:p>
          </table:table-cell>
          <table:table-cell office:value-type="float" office:value="1386454" calcext:value-type="float">
            <text:p>1386454</text:p>
          </table:table-cell>
          <table:table-cell office:value-type="float" office:value="30.075047" calcext:value-type="float">
            <text:p>30.075047</text:p>
          </table:table-cell>
          <table:table-cell table:formula="of:=LOG([.A178])" office:value-type="float" office:value="5.42798081906601" calcext:value-type="float">
            <text:p>5.4279808191</text:p>
          </table:table-cell>
        </table:table-row>
        <table:table-row table:style-name="ro1">
          <table:table-cell office:value-type="float" office:value="269506" calcext:value-type="float">
            <text:p>269506</text:p>
          </table:table-cell>
          <table:table-cell office:value-type="float" office:value="1395029" calcext:value-type="float">
            <text:p>1395029</text:p>
          </table:table-cell>
          <table:table-cell office:value-type="float" office:value="30.799028" calcext:value-type="float">
            <text:p>30.799028</text:p>
          </table:table-cell>
          <table:table-cell table:formula="of:=LOG([.A179])" office:value-type="float" office:value="5.43056843830897" calcext:value-type="float">
            <text:p>5.4305684383</text:p>
          </table:table-cell>
        </table:table-row>
        <table:table-row table:style-name="ro1">
          <table:table-cell office:value-type="float" office:value="271122" calcext:value-type="float">
            <text:p>271122</text:p>
          </table:table-cell>
          <table:table-cell office:value-type="float" office:value="1403813" calcext:value-type="float">
            <text:p>1403813</text:p>
          </table:table-cell>
          <table:table-cell office:value-type="float" office:value="31.311698" calcext:value-type="float">
            <text:p>31.311698</text:p>
          </table:table-cell>
          <table:table-cell table:formula="of:=LOG([.A180])" office:value-type="float" office:value="5.43316475952422" calcext:value-type="float">
            <text:p>5.4331647595</text:p>
          </table:table-cell>
        </table:table-row>
        <table:table-row table:style-name="ro1">
          <table:table-cell office:value-type="float" office:value="272768" calcext:value-type="float">
            <text:p>272768</text:p>
          </table:table-cell>
          <table:table-cell office:value-type="float" office:value="1412421" calcext:value-type="float">
            <text:p>1412421</text:p>
          </table:table-cell>
          <table:table-cell office:value-type="float" office:value="31.830929" calcext:value-type="float">
            <text:p>31.830929</text:p>
          </table:table-cell>
          <table:table-cell table:formula="of:=LOG([.A181])" office:value-type="float" office:value="5.43579341936207" calcext:value-type="float">
            <text:p>5.4357934194</text:p>
          </table:table-cell>
        </table:table-row>
        <table:table-row table:style-name="ro1">
          <table:table-cell office:value-type="float" office:value="274403" calcext:value-type="float">
            <text:p>274403</text:p>
          </table:table-cell>
          <table:table-cell office:value-type="float" office:value="1420531" calcext:value-type="float">
            <text:p>1420531</text:p>
          </table:table-cell>
          <table:table-cell office:value-type="float" office:value="32.533712" calcext:value-type="float">
            <text:p>32.533712</text:p>
          </table:table-cell>
          <table:table-cell table:formula="of:=LOG([.A182])" office:value-type="float" office:value="5.43838885512627" calcext:value-type="float">
            <text:p>5.4383888551</text:p>
          </table:table-cell>
        </table:table-row>
        <table:table-row table:style-name="ro1">
          <table:table-cell office:value-type="float" office:value="275996" calcext:value-type="float">
            <text:p>275996</text:p>
          </table:table-cell>
          <table:table-cell office:value-type="float" office:value="1429068" calcext:value-type="float">
            <text:p>1429068</text:p>
          </table:table-cell>
          <table:table-cell office:value-type="float" office:value="32.954696" calcext:value-type="float">
            <text:p>32.954696</text:p>
          </table:table-cell>
          <table:table-cell table:formula="of:=LOG([.A183])" office:value-type="float" office:value="5.44090278789668" calcext:value-type="float">
            <text:p>5.4409027879</text:p>
          </table:table-cell>
        </table:table-row>
        <table:table-row table:style-name="ro1">
          <table:table-cell office:value-type="float" office:value="277604" calcext:value-type="float">
            <text:p>277604</text:p>
          </table:table-cell>
          <table:table-cell office:value-type="float" office:value="1437657" calcext:value-type="float">
            <text:p>1437657</text:p>
          </table:table-cell>
          <table:table-cell office:value-type="float" office:value="33.385024" calcext:value-type="float">
            <text:p>33.385024</text:p>
          </table:table-cell>
          <table:table-cell table:formula="of:=LOG([.A184])" office:value-type="float" office:value="5.44342571958329" calcext:value-type="float">
            <text:p>5.4434257196</text:p>
          </table:table-cell>
        </table:table-row>
        <table:table-row table:style-name="ro1">
          <table:table-cell office:value-type="float" office:value="279192" calcext:value-type="float">
            <text:p>279192</text:p>
          </table:table-cell>
          <table:table-cell office:value-type="float" office:value="1446046" calcext:value-type="float">
            <text:p>1446046</text:p>
          </table:table-cell>
          <table:table-cell office:value-type="float" office:value="33.968081" calcext:value-type="float">
            <text:p>33.968081</text:p>
          </table:table-cell>
          <table:table-cell table:formula="of:=LOG([.A185])" office:value-type="float" office:value="5.44590296980488" calcext:value-type="float">
            <text:p>5.4459029698</text:p>
          </table:table-cell>
        </table:table-row>
        <table:table-row table:style-name="ro1">
          <table:table-cell office:value-type="float" office:value="280851" calcext:value-type="float">
            <text:p>280851</text:p>
          </table:table-cell>
          <table:table-cell office:value-type="float" office:value="1454653" calcext:value-type="float">
            <text:p>1454653</text:p>
          </table:table-cell>
          <table:table-cell office:value-type="float" office:value="34.503589" calcext:value-type="float">
            <text:p>34.503589</text:p>
          </table:table-cell>
          <table:table-cell table:formula="of:=LOG([.A186])" office:value-type="float" office:value="5.44847597456683" calcext:value-type="float">
            <text:p>5.4484759746</text:p>
          </table:table-cell>
        </table:table-row>
        <table:table-row table:style-name="ro1">
          <table:table-cell office:value-type="float" office:value="282495" calcext:value-type="float">
            <text:p>282495</text:p>
          </table:table-cell>
          <table:table-cell office:value-type="float" office:value="1463234" calcext:value-type="float">
            <text:p>1463234</text:p>
          </table:table-cell>
          <table:table-cell office:value-type="float" office:value="35.140686" calcext:value-type="float">
            <text:p>35.140686</text:p>
          </table:table-cell>
          <table:table-cell table:formula="of:=LOG([.A187])" office:value-type="float" office:value="5.45101076545943" calcext:value-type="float">
            <text:p>5.4510107655</text:p>
          </table:table-cell>
        </table:table-row>
        <table:table-row table:style-name="ro1">
          <table:table-cell office:value-type="float" office:value="284140" calcext:value-type="float">
            <text:p>284140</text:p>
          </table:table-cell>
          <table:table-cell office:value-type="float" office:value="1472168" calcext:value-type="float">
            <text:p>1472168</text:p>
          </table:table-cell>
          <table:table-cell office:value-type="float" office:value="35.671704" calcext:value-type="float">
            <text:p>35.671704</text:p>
          </table:table-cell>
          <table:table-cell table:formula="of:=LOG([.A188])" office:value-type="float" office:value="5.45353237612511" calcext:value-type="float">
            <text:p>5.4535323761</text:p>
          </table:table-cell>
        </table:table-row>
        <table:table-row table:style-name="ro1">
          <table:table-cell office:value-type="float" office:value="285803" calcext:value-type="float">
            <text:p>285803</text:p>
          </table:table-cell>
          <table:table-cell office:value-type="float" office:value="1480853" calcext:value-type="float">
            <text:p>1480853</text:p>
          </table:table-cell>
          <table:table-cell office:value-type="float" office:value="36.224605" calcext:value-type="float">
            <text:p>36.224605</text:p>
          </table:table-cell>
          <table:table-cell table:formula="of:=LOG([.A189])" office:value-type="float" office:value="5.45606678315547" calcext:value-type="float">
            <text:p>5.4560667832</text:p>
          </table:table-cell>
        </table:table-row>
        <table:table-row table:style-name="ro1">
          <table:table-cell office:value-type="float" office:value="287413" calcext:value-type="float">
            <text:p>287413</text:p>
          </table:table-cell>
          <table:table-cell office:value-type="float" office:value="1489373" calcext:value-type="float">
            <text:p>1489373</text:p>
          </table:table-cell>
          <table:table-cell office:value-type="float" office:value="36.857365" calcext:value-type="float">
            <text:p>36.857365</text:p>
          </table:table-cell>
          <table:table-cell table:formula="of:=LOG([.A190])" office:value-type="float" office:value="5.45850640785033" calcext:value-type="float">
            <text:p>5.4585064079</text:p>
          </table:table-cell>
        </table:table-row>
        <table:table-row table:style-name="ro1">
          <table:table-cell office:value-type="float" office:value="288987" calcext:value-type="float">
            <text:p>288987</text:p>
          </table:table-cell>
          <table:table-cell office:value-type="float" office:value="1497987" calcext:value-type="float">
            <text:p>1497987</text:p>
          </table:table-cell>
          <table:table-cell office:value-type="float" office:value="37.516919" calcext:value-type="float">
            <text:p>37.516919</text:p>
          </table:table-cell>
          <table:table-cell table:formula="of:=LOG([.A191])" office:value-type="float" office:value="5.46087830657921" calcext:value-type="float">
            <text:p>5.4608783066</text:p>
          </table:table-cell>
        </table:table-row>
        <table:table-row table:style-name="ro1">
          <table:table-cell office:value-type="float" office:value="290607" calcext:value-type="float">
            <text:p>290607</text:p>
          </table:table-cell>
          <table:table-cell office:value-type="float" office:value="1506284" calcext:value-type="float">
            <text:p>1506284</text:p>
          </table:table-cell>
          <table:table-cell office:value-type="float" office:value="38.291097" calcext:value-type="float">
            <text:p>38.291097</text:p>
          </table:table-cell>
          <table:table-cell table:formula="of:=LOG([.A192])" office:value-type="float" office:value="5.46330607116214" calcext:value-type="float">
            <text:p>5.4633060712</text:p>
          </table:table-cell>
        </table:table-row>
        <table:table-row table:style-name="ro1">
          <table:table-cell office:value-type="float" office:value="292245" calcext:value-type="float">
            <text:p>292245</text:p>
          </table:table-cell>
          <table:table-cell office:value-type="float" office:value="1514648" calcext:value-type="float">
            <text:p>1514648</text:p>
          </table:table-cell>
          <table:table-cell office:value-type="float" office:value="38.839103" calcext:value-type="float">
            <text:p>38.839103</text:p>
          </table:table-cell>
          <table:table-cell table:formula="of:=LOG([.A193])" office:value-type="float" office:value="5.46574708958243" calcext:value-type="float">
            <text:p>5.4657470896</text:p>
          </table:table-cell>
        </table:table-row>
        <table:table-row table:style-name="ro1">
          <table:table-cell office:value-type="float" office:value="293897" calcext:value-type="float">
            <text:p>293897</text:p>
          </table:table-cell>
          <table:table-cell office:value-type="float" office:value="1523225" calcext:value-type="float">
            <text:p>1523225</text:p>
          </table:table-cell>
          <table:table-cell office:value-type="float" office:value="39.401542" calcext:value-type="float">
            <text:p>39.401542</text:p>
          </table:table-cell>
          <table:table-cell table:formula="of:=LOG([.A194])" office:value-type="float" office:value="5.46819515296579" calcext:value-type="float">
            <text:p>5.468195153</text:p>
          </table:table-cell>
        </table:table-row>
        <table:table-row table:style-name="ro1">
          <table:table-cell office:value-type="float" office:value="295533" calcext:value-type="float">
            <text:p>295533</text:p>
          </table:table-cell>
          <table:table-cell office:value-type="float" office:value="1531569" calcext:value-type="float">
            <text:p>1531569</text:p>
          </table:table-cell>
          <table:table-cell office:value-type="float" office:value="40.043648" calcext:value-type="float">
            <text:p>40.043648</text:p>
          </table:table-cell>
          <table:table-cell table:formula="of:=LOG([.A195])" office:value-type="float" office:value="5.47060598240074" calcext:value-type="float">
            <text:p>5.4706059824</text:p>
          </table:table-cell>
        </table:table-row>
        <table:table-row table:style-name="ro1">
          <table:table-cell office:value-type="float" office:value="297208" calcext:value-type="float">
            <text:p>297208</text:p>
          </table:table-cell>
          <table:table-cell office:value-type="float" office:value="1540370" calcext:value-type="float">
            <text:p>1540370</text:p>
          </table:table-cell>
          <table:table-cell office:value-type="float" office:value="40.69884" calcext:value-type="float">
            <text:p>40.69884</text:p>
          </table:table-cell>
          <table:table-cell table:formula="of:=LOG([.A196])" office:value-type="float" office:value="5.47306049522681" calcext:value-type="float">
            <text:p>5.4730604952</text:p>
          </table:table-cell>
        </table:table-row>
        <table:table-row table:style-name="ro1">
          <table:table-cell office:value-type="float" office:value="298876" calcext:value-type="float">
            <text:p>298876</text:p>
          </table:table-cell>
          <table:table-cell office:value-type="float" office:value="1549020" calcext:value-type="float">
            <text:p>1549020</text:p>
          </table:table-cell>
          <table:table-cell office:value-type="float" office:value="41.261918" calcext:value-type="float">
            <text:p>41.261918</text:p>
          </table:table-cell>
          <table:table-cell table:formula="of:=LOG([.A197])" office:value-type="float" office:value="5.47549104221879" calcext:value-type="float">
            <text:p>5.4754910422</text:p>
          </table:table-cell>
        </table:table-row>
        <table:table-row table:style-name="ro1">
          <table:table-cell office:value-type="float" office:value="300540" calcext:value-type="float">
            <text:p>300540</text:p>
          </table:table-cell>
          <table:table-cell office:value-type="float" office:value="1557688" calcext:value-type="float">
            <text:p>1557688</text:p>
          </table:table-cell>
          <table:table-cell office:value-type="float" office:value="41.796708" calcext:value-type="float">
            <text:p>41.796708</text:p>
          </table:table-cell>
          <table:table-cell table:formula="of:=LOG([.A198])" office:value-type="float" office:value="5.47790228207316" calcext:value-type="float">
            <text:p>5.4779022821</text:p>
          </table:table-cell>
        </table:table-row>
        <table:table-row table:style-name="ro1">
          <table:table-cell office:value-type="float" office:value="302216" calcext:value-type="float">
            <text:p>302216</text:p>
          </table:table-cell>
          <table:table-cell office:value-type="float" office:value="1566361" calcext:value-type="float">
            <text:p>1566361</text:p>
          </table:table-cell>
          <table:table-cell office:value-type="float" office:value="42.310315" calcext:value-type="float">
            <text:p>42.310315</text:p>
          </table:table-cell>
          <table:table-cell table:formula="of:=LOG([.A199])" office:value-type="float" office:value="5.48031745314585" calcext:value-type="float">
            <text:p>5.4803174531</text:p>
          </table:table-cell>
        </table:table-row>
        <table:table-row table:style-name="ro1">
          <table:table-cell office:value-type="float" office:value="303824" calcext:value-type="float">
            <text:p>303824</text:p>
          </table:table-cell>
          <table:table-cell office:value-type="float" office:value="1575028" calcext:value-type="float">
            <text:p>1575028</text:p>
          </table:table-cell>
          <table:table-cell office:value-type="float" office:value="42.884969" calcext:value-type="float">
            <text:p>42.884969</text:p>
          </table:table-cell>
          <table:table-cell table:formula="of:=LOG([.A200])" office:value-type="float" office:value="5.48262207714981" calcext:value-type="float">
            <text:p>5.4826220771</text:p>
          </table:table-cell>
        </table:table-row>
        <table:table-row table:style-name="ro1">
          <table:table-cell office:value-type="float" office:value="305488" calcext:value-type="float">
            <text:p>305488</text:p>
          </table:table-cell>
          <table:table-cell office:value-type="float" office:value="1583828" calcext:value-type="float">
            <text:p>1583828</text:p>
          </table:table-cell>
          <table:table-cell office:value-type="float" office:value="43.461353" calcext:value-type="float">
            <text:p>43.461353</text:p>
          </table:table-cell>
          <table:table-cell table:formula="of:=LOG([.A201])" office:value-type="float" office:value="5.48499415521314" calcext:value-type="float">
            <text:p>5.4849941552</text:p>
          </table:table-cell>
        </table:table-row>
        <table:table-row table:style-name="ro1">
          <table:table-cell office:value-type="float" office:value="307156" calcext:value-type="float">
            <text:p>307156</text:p>
          </table:table-cell>
          <table:table-cell office:value-type="float" office:value="1592805" calcext:value-type="float">
            <text:p>1592805</text:p>
          </table:table-cell>
          <table:table-cell office:value-type="float" office:value="43.947286" calcext:value-type="float">
            <text:p>43.947286</text:p>
          </table:table-cell>
          <table:table-cell table:formula="of:=LOG([.A202])" office:value-type="float" office:value="5.48735900326763" calcext:value-type="float">
            <text:p>5.4873590033</text:p>
          </table:table-cell>
        </table:table-row>
        <table:table-row table:style-name="ro1">
          <table:table-cell office:value-type="float" office:value="308810" calcext:value-type="float">
            <text:p>308810</text:p>
          </table:table-cell>
          <table:table-cell office:value-type="float" office:value="1601375" calcext:value-type="float">
            <text:p>1601375</text:p>
          </table:table-cell>
          <table:table-cell office:value-type="float" office:value="44.4868" calcext:value-type="float">
            <text:p>44.4868</text:p>
          </table:table-cell>
          <table:table-cell table:formula="of:=LOG([.A203])" office:value-type="float" office:value="5.48969135537646" calcext:value-type="float">
            <text:p>5.4896913554</text:p>
          </table:table-cell>
        </table:table-row>
        <table:table-row table:style-name="ro1">
          <table:table-cell office:value-type="float" office:value="310474" calcext:value-type="float">
            <text:p>310474</text:p>
          </table:table-cell>
          <table:table-cell office:value-type="float" office:value="1610300" calcext:value-type="float">
            <text:p>1610300</text:p>
          </table:table-cell>
          <table:table-cell office:value-type="float" office:value="44.970447" calcext:value-type="float">
            <text:p>44.970447</text:p>
          </table:table-cell>
          <table:table-cell table:formula="of:=LOG([.A204])" office:value-type="float" office:value="5.49202523694637" calcext:value-type="float">
            <text:p>5.4920252369</text:p>
          </table:table-cell>
        </table:table-row>
        <table:table-row table:style-name="ro1">
          <table:table-cell office:value-type="float" office:value="312143" calcext:value-type="float">
            <text:p>312143</text:p>
          </table:table-cell>
          <table:table-cell office:value-type="float" office:value="1618793" calcext:value-type="float">
            <text:p>1618793</text:p>
          </table:table-cell>
          <table:table-cell office:value-type="float" office:value="45.880347" calcext:value-type="float">
            <text:p>45.880347</text:p>
          </table:table-cell>
          <table:table-cell table:formula="of:=LOG([.A205])" office:value-type="float" office:value="5.49435360005391" calcext:value-type="float">
            <text:p>5.4943536001</text:p>
          </table:table-cell>
        </table:table-row>
        <table:table-row table:style-name="ro1">
          <table:table-cell office:value-type="float" office:value="313807" calcext:value-type="float">
            <text:p>313807</text:p>
          </table:table-cell>
          <table:table-cell office:value-type="float" office:value="1627548" calcext:value-type="float">
            <text:p>1627548</text:p>
          </table:table-cell>
          <table:table-cell office:value-type="float" office:value="46.703247" calcext:value-type="float">
            <text:p>46.703247</text:p>
          </table:table-cell>
          <table:table-cell table:formula="of:=LOG([.A206])" office:value-type="float" office:value="5.49666262703762" calcext:value-type="float">
            <text:p>5.496662627</text:p>
          </table:table-cell>
        </table:table-row>
        <table:table-row table:style-name="ro1">
          <table:table-cell office:value-type="float" office:value="315384" calcext:value-type="float">
            <text:p>315384</text:p>
          </table:table-cell>
          <table:table-cell office:value-type="float" office:value="1636104" calcext:value-type="float">
            <text:p>1636104</text:p>
          </table:table-cell>
          <table:table-cell office:value-type="float" office:value="47.223063" calcext:value-type="float">
            <text:p>47.223063</text:p>
          </table:table-cell>
          <table:table-cell table:formula="of:=LOG([.A207])" office:value-type="float" office:value="5.4988396570082" calcext:value-type="float">
            <text:p>5.498839657</text:p>
          </table:table-cell>
        </table:table-row>
        <table:table-row table:style-name="ro1">
          <table:table-cell office:value-type="float" office:value="317062" calcext:value-type="float">
            <text:p>317062</text:p>
          </table:table-cell>
          <table:table-cell office:value-type="float" office:value="1644934" calcext:value-type="float">
            <text:p>1644934</text:p>
          </table:table-cell>
          <table:table-cell office:value-type="float" office:value="47.885555" calcext:value-type="float">
            <text:p>47.885555</text:p>
          </table:table-cell>
          <table:table-cell table:formula="of:=LOG([.A208])" office:value-type="float" office:value="5.5011441947889" calcext:value-type="float">
            <text:p>5.5011441948</text:p>
          </table:table-cell>
        </table:table-row>
        <table:table-row table:style-name="ro1">
          <table:table-cell office:value-type="float" office:value="318763" calcext:value-type="float">
            <text:p>318763</text:p>
          </table:table-cell>
          <table:table-cell office:value-type="float" office:value="1653894" calcext:value-type="float">
            <text:p>1653894</text:p>
          </table:table-cell>
          <table:table-cell office:value-type="float" office:value="48.471578" calcext:value-type="float">
            <text:p>48.471578</text:p>
          </table:table-cell>
          <table:table-cell table:formula="of:=LOG([.A209])" office:value-type="float" office:value="5.50346790548323" calcext:value-type="float">
            <text:p>5.5034679055</text:p>
          </table:table-cell>
        </table:table-row>
        <table:table-row table:style-name="ro1">
          <table:table-cell office:value-type="float" office:value="320397" calcext:value-type="float">
            <text:p>320397</text:p>
          </table:table-cell>
          <table:table-cell office:value-type="float" office:value="1662485" calcext:value-type="float">
            <text:p>1662485</text:p>
          </table:table-cell>
          <table:table-cell office:value-type="float" office:value="49.116528" calcext:value-type="float">
            <text:p>49.116528</text:p>
          </table:table-cell>
          <table:table-cell table:formula="of:=LOG([.A210])" office:value-type="float" office:value="5.50568844096543" calcext:value-type="float">
            <text:p>5.505688441</text:p>
          </table:table-cell>
        </table:table-row>
        <table:table-row table:style-name="ro1">
          <table:table-cell office:value-type="float" office:value="322102" calcext:value-type="float">
            <text:p>322102</text:p>
          </table:table-cell>
          <table:table-cell office:value-type="float" office:value="1671274" calcext:value-type="float">
            <text:p>1671274</text:p>
          </table:table-cell>
          <table:table-cell office:value-type="float" office:value="49.781702" calcext:value-type="float">
            <text:p>49.781702</text:p>
          </table:table-cell>
          <table:table-cell table:formula="of:=LOG([.A211])" office:value-type="float" office:value="5.50799342145511" calcext:value-type="float">
            <text:p>5.5079934215</text:p>
          </table:table-cell>
        </table:table-row>
        <table:table-row table:style-name="ro1">
          <table:table-cell office:value-type="float" office:value="323818" calcext:value-type="float">
            <text:p>323818</text:p>
          </table:table-cell>
          <table:table-cell office:value-type="float" office:value="1679947" calcext:value-type="float">
            <text:p>1679947</text:p>
          </table:table-cell>
          <table:table-cell office:value-type="float" office:value="50.532385" calcext:value-type="float">
            <text:p>50.532385</text:p>
          </table:table-cell>
          <table:table-cell table:formula="of:=LOG([.A212])" office:value-type="float" office:value="5.51030098612026" calcext:value-type="float">
            <text:p>5.5103009861</text:p>
          </table:table-cell>
        </table:table-row>
        <table:table-row table:style-name="ro1">
          <table:table-cell office:value-type="float" office:value="325431" calcext:value-type="float">
            <text:p>325431</text:p>
          </table:table-cell>
          <table:table-cell office:value-type="float" office:value="1688385" calcext:value-type="float">
            <text:p>1688385</text:p>
          </table:table-cell>
          <table:table-cell office:value-type="float" office:value="51.193404" calcext:value-type="float">
            <text:p>51.193404</text:p>
          </table:table-cell>
          <table:table-cell table:formula="of:=LOG([.A213])" office:value-type="float" office:value="5.51245892072033" calcext:value-type="float">
            <text:p>5.5124589207</text:p>
          </table:table-cell>
        </table:table-row>
        <table:table-row table:style-name="ro1">
          <table:table-cell office:value-type="float" office:value="327129" calcext:value-type="float">
            <text:p>327129</text:p>
          </table:table-cell>
          <table:table-cell office:value-type="float" office:value="1697317" calcext:value-type="float">
            <text:p>1697317</text:p>
          </table:table-cell>
          <table:table-cell office:value-type="float" office:value="51.815336" calcext:value-type="float">
            <text:p>51.815336</text:p>
          </table:table-cell>
          <table:table-cell table:formula="of:=LOG([.A214])" office:value-type="float" office:value="5.51471904605621" calcext:value-type="float">
            <text:p>5.5147190461</text:p>
          </table:table-cell>
        </table:table-row>
        <table:table-row table:style-name="ro1">
          <table:table-cell office:value-type="float" office:value="328807" calcext:value-type="float">
            <text:p>328807</text:p>
          </table:table-cell>
          <table:table-cell office:value-type="float" office:value="1706060" calcext:value-type="float">
            <text:p>1706060</text:p>
          </table:table-cell>
          <table:table-cell office:value-type="float" office:value="52.832349" calcext:value-type="float">
            <text:p>52.832349</text:p>
          </table:table-cell>
          <table:table-cell table:formula="of:=LOG([.A215])" office:value-type="float" office:value="5.51694105469834" calcext:value-type="float">
            <text:p>5.5169410547</text:p>
          </table:table-cell>
        </table:table-row>
        <table:table-row table:style-name="ro1">
          <table:table-cell office:value-type="float" office:value="330469" calcext:value-type="float">
            <text:p>330469</text:p>
          </table:table-cell>
          <table:table-cell office:value-type="float" office:value="1714992" calcext:value-type="float">
            <text:p>1714992</text:p>
          </table:table-cell>
          <table:table-cell office:value-type="float" office:value="53.808101" calcext:value-type="float">
            <text:p>53.808101</text:p>
          </table:table-cell>
          <table:table-cell table:formula="of:=LOG([.A216])" office:value-type="float" office:value="5.51913072627134" calcext:value-type="float">
            <text:p>5.5191307263</text:p>
          </table:table-cell>
        </table:table-row>
        <table:table-row table:style-name="ro1">
          <table:table-cell office:value-type="float" office:value="332087" calcext:value-type="float">
            <text:p>332087</text:p>
          </table:table-cell>
          <table:table-cell office:value-type="float" office:value="1724025" calcext:value-type="float">
            <text:p>1724025</text:p>
          </table:table-cell>
          <table:table-cell office:value-type="float" office:value="54.645874" calcext:value-type="float">
            <text:p>54.645874</text:p>
          </table:table-cell>
          <table:table-cell table:formula="of:=LOG([.A217])" office:value-type="float" office:value="5.52125187487941" calcext:value-type="float">
            <text:p>5.5212518749</text:p>
          </table:table-cell>
        </table:table-row>
        <table:table-row table:style-name="ro1">
          <table:table-cell office:value-type="float" office:value="333823" calcext:value-type="float">
            <text:p>333823</text:p>
          </table:table-cell>
          <table:table-cell office:value-type="float" office:value="1732770" calcext:value-type="float">
            <text:p>1732770</text:p>
          </table:table-cell>
          <table:table-cell office:value-type="float" office:value="55.324174" calcext:value-type="float">
            <text:p>55.324174</text:p>
          </table:table-cell>
          <table:table-cell table:formula="of:=LOG([.A218])" office:value-type="float" office:value="5.52351625573738" calcext:value-type="float">
            <text:p>5.5235162557</text:p>
          </table:table-cell>
        </table:table-row>
        <table:table-row table:style-name="ro1">
          <table:table-cell office:value-type="float" office:value="335493" calcext:value-type="float">
            <text:p>335493</text:p>
          </table:table-cell>
          <table:table-cell office:value-type="float" office:value="1741518" calcext:value-type="float">
            <text:p>1741518</text:p>
          </table:table-cell>
          <table:table-cell office:value-type="float" office:value="56.176546" calcext:value-type="float">
            <text:p>56.176546</text:p>
          </table:table-cell>
          <table:table-cell table:formula="of:=LOG([.A219])" office:value-type="float" office:value="5.52568346312472" calcext:value-type="float">
            <text:p>5.5256834631</text:p>
          </table:table-cell>
        </table:table-row>
        <table:table-row table:style-name="ro1">
          <table:table-cell office:value-type="float" office:value="337166" calcext:value-type="float">
            <text:p>337166</text:p>
          </table:table-cell>
          <table:table-cell office:value-type="float" office:value="1750275" calcext:value-type="float">
            <text:p>1750275</text:p>
          </table:table-cell>
          <table:table-cell office:value-type="float" office:value="56.897868" calcext:value-type="float">
            <text:p>56.897868</text:p>
          </table:table-cell>
          <table:table-cell table:formula="of:=LOG([.A220])" office:value-type="float" office:value="5.52784377367256" calcext:value-type="float">
            <text:p>5.5278437737</text:p>
          </table:table-cell>
        </table:table-row>
        <table:table-row table:style-name="ro1">
          <table:table-cell office:value-type="float" office:value="338803" calcext:value-type="float">
            <text:p>338803</text:p>
          </table:table-cell>
          <table:table-cell office:value-type="float" office:value="1758783" calcext:value-type="float">
            <text:p>1758783</text:p>
          </table:table-cell>
          <table:table-cell office:value-type="float" office:value="57.750183" calcext:value-type="float">
            <text:p>57.750183</text:p>
          </table:table-cell>
          <table:table-cell table:formula="of:=LOG([.A221])" office:value-type="float" office:value="5.52994724722442" calcext:value-type="float">
            <text:p>5.5299472472</text:p>
          </table:table-cell>
        </table:table-row>
        <table:table-row table:style-name="ro1"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18:17:36.216660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05:45.767682053</meta:creation-date>
    <dc:date>2018-09-02T16:06:54.122793970</dc:date>
    <meta:editing-duration>PT1M8S</meta:editing-duration>
    <meta:editing-cycles>2</meta:editing-cycles>
    <meta:generator>LibreOffice/5.1.6.2$Linux_X86_64 LibreOffice_project/10m0$Build-2</meta:generator>
    <meta:document-statistic meta:table-count="1" meta:cell-count="884" meta:object-count="0"/>
  </office:meta>
</office:document-meta>
</file>